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Calibri" svg:font-family="Calibri"/>
    <style:font-face style:name="Mangal1" svg:font-family="Mangal"/>
    <style:font-face style:name="OpenSymbol" svg:font-family="OpenSymbol, 'Arial Unicode MS'"/>
    <style:font-face style:name="sans-serif" svg:font-family="sans-serif"/>
    <style:font-face style:name="Times New Roman1" svg:font-family="'Times New 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000000" style:font-name="Times New Roman" fo:font-size="14pt" style:font-size-asian="14pt" style:font-size-complex="14pt"/>
    </style:style>
    <style:style style:name="P2" style:family="paragraph" style:parent-style-name="Standard">
      <style:paragraph-properties fo:line-height="150%" fo:text-align="justify" style:justify-single-word="false" style:snap-to-layout-grid="false"/>
      <style:text-properties fo:color="#000000" style:font-name="Times New Roman" fo:font-size="14pt" style:font-size-asian="14pt" style:font-size-complex="14pt"/>
    </style:style>
    <style:style style:name="P3" style:family="paragraph" style:parent-style-name="Standard">
      <style:paragraph-properties fo:line-height="150%" fo:text-align="justify" style:justify-single-word="false" style:snap-to-layout-grid="false"/>
      <style:text-properties fo:color="#000000" style:font-name="Times New Roman" fo:font-size="14pt" fo:language="de" fo:country="DE" style:font-size-asian="14pt" style:font-size-complex="14pt"/>
    </style:style>
    <style:style style:name="P4" style:family="paragraph" style:parent-style-name="Standard">
      <style:paragraph-properties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5" style:family="paragraph" style:parent-style-name="Standard">
      <style:paragraph-properties fo:line-height="150%" fo:text-align="justify" style:justify-single-word="false" style:snap-to-layout-grid="false"/>
      <style:text-properties fo:color="#000000" style:font-name="Times New Roman" fo:font-size="14pt" fo:font-weight="bold"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fo:color="#000000" style:font-name="Times New Roman" fo:font-size="14pt" fo:font-weight="normal" style:font-size-asian="14pt" style:font-weight-asian="normal" style:font-size-complex="14pt" style:font-weight-complex="normal"/>
    </style:style>
    <style:style style:name="P7" style:family="paragraph" style:parent-style-name="Standard">
      <style:paragraph-properties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8" style:family="paragraph" style:parent-style-name="Standard">
      <style:paragraph-properties fo:line-height="150%" fo:text-align="justify" style:justify-single-word="false"/>
      <style:text-properties fo:color="#000000" style:font-name="Times New Roman" fo:font-size="14pt" fo:font-style="normal" style:text-underline-style="none" fo:font-weight="normal" style:font-size-asian="14pt" style:font-style-asian="italic" style:font-size-complex="14pt" style:font-style-complex="italic"/>
    </style:style>
    <style:style style:name="P9"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10"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11"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12" style:family="paragraph" style:parent-style-name="Standard">
      <style:paragraph-properties fo:margin-left="0cm" fo:margin-right="0cm" fo:line-height="150%" fo:text-align="justify" style:justify-single-word="false" fo:text-indent="0cm" style:auto-text-indent="false" style:snap-to-layout-grid="false"/>
      <style:text-properties fo:color="#000000" style:font-name="Times New Roman" fo:font-size="14pt" style:font-size-asian="14pt" style:font-size-complex="14pt"/>
    </style:style>
    <style:style style:name="P13" style:family="paragraph" style:parent-style-name="Standard">
      <style:paragraph-properties fo:margin-left="0cm" fo:margin-right="0cm" fo:line-height="150%" fo:text-align="justify" style:justify-single-word="false" fo:text-indent="1.249cm" style:auto-text-indent="false" style:snap-to-layout-grid="false"/>
      <style:text-properties fo:color="#000000" style:font-name="Times New Roman" fo:font-size="14pt" style:font-size-asian="14pt" style:font-size-complex="14pt"/>
    </style:style>
    <style:style style:name="P14" style:family="paragraph" style:parent-style-name="Standard">
      <style:paragraph-properties fo:margin-left="0cm" fo:margin-right="0cm" fo:margin-top="0cm" fo:margin-bottom="0.353cm" fo:line-height="150%" fo:text-align="justify" style:justify-single-word="false" fo:text-indent="1.249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15" style:family="paragraph" style:parent-style-name="Standard">
      <style:paragraph-properties fo:line-height="150%" fo:text-align="justify" style:justify-single-word="false"/>
      <style:text-properties fo:color="#000000" style:font-name="Times New Roman" fo:font-size="14pt" style:font-size-asian="14pt" style:font-size-complex="14pt"/>
    </style:style>
    <style:style style:name="P16" style:family="paragraph" style:parent-style-name="Standard" style:list-style-name="WW8Num2">
      <style:paragraph-properties fo:line-height="150%" fo:text-align="justify" style:justify-single-word="false" style:snap-to-layout-grid="false">
        <style:tab-stops>
          <style:tab-stop style:position="1.27cm"/>
        </style:tab-stops>
      </style:paragraph-properties>
      <style:text-properties fo:color="#000000" style:font-name="Times New Roman" fo:font-size="14pt" style:font-size-asian="14pt" style:font-size-complex="14pt"/>
    </style:style>
    <style:style style:name="P17" style:family="paragraph" style:parent-style-name="Standard">
      <style:paragraph-properties fo:line-height="150%" fo:text-align="justify" style:justify-single-word="false">
        <style:tab-stops/>
      </style:paragraph-properties>
      <style:text-properties fo:color="#000000" style:font-name="Times New Roman" fo:font-size="14pt" style:font-size-asian="14pt" style:font-size-complex="14pt"/>
    </style:style>
    <style:style style:name="P18" style:family="paragraph" style:parent-style-name="Standard">
      <style:paragraph-properties fo:line-height="150%" fo:text-align="justify" style:justify-single-word="false" style:snap-to-layout-grid="false"/>
      <style:text-properties fo:color="#000000" style:font-name="Times New Roman" fo:font-size="14pt" style:font-size-asian="14pt" style:font-size-complex="14pt"/>
    </style:style>
    <style:style style:name="P19" style:family="paragraph" style:parent-style-name="Standard">
      <style:paragraph-properties fo:line-height="150%" fo:text-align="justify" style:justify-single-word="false"/>
      <style:text-properties fo:color="#000000" style:font-name="Times New Roman" fo:font-size="14pt" fo:font-weight="normal" style:font-size-asian="14pt" style:font-weight-asian="normal" style:font-size-complex="14pt" style:font-weight-complex="normal"/>
    </style:style>
    <style:style style:name="P20" style:family="paragraph" style:parent-style-name="Standard">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21" style:family="paragraph" style:parent-style-name="Standard" style:list-style-name="L3">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22" style:family="paragraph" style:parent-style-name="Standard" style:list-style-name="L1">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23" style:family="paragraph" style:parent-style-name="Standard">
      <style:paragraph-properties fo:margin-top="0cm" fo:margin-bottom="0.353cm"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24"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style>
    <style:style style:name="P25" style:family="paragraph" style:parent-style-name="Standard">
      <style:paragraph-properties fo:margin-top="0cm" fo:margin-bottom="0.353cm" fo:line-height="150%" fo:text-align="justify" style:justify-single-word="false"/>
      <style:text-properties fo:color="#000000" style:font-name="Times New Roman" fo:font-size="14pt" style:font-size-asian="14pt" style:font-size-complex="14pt"/>
    </style:style>
    <style:style style:name="P26" style:family="paragraph" style:parent-style-name="Standard" style:list-style-name="L2">
      <style:paragraph-properties fo:margin-left="0.079cm" fo:margin-right="0cm" fo:line-height="150%" fo:text-align="justify" style:justify-single-word="false" fo:text-indent="-0.635cm" style:auto-text-indent="false">
        <style:tab-stops/>
      </style:paragraph-properties>
      <style:text-properties fo:color="#000000" style:font-name="Times New Roman" fo:font-size="14pt" style:font-size-asian="14pt" style:font-size-complex="14pt"/>
    </style:style>
    <style:style style:name="P27" style:family="paragraph" style:parent-style-name="Standard" style:list-style-name="L4">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28"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bold"/>
    </style:style>
    <style:style style:name="P29"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4pt" style:font-size-asian="14pt" style:font-size-complex="14pt"/>
    </style:style>
    <style:style style:name="P30"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4pt" fo:font-weight="bold" style:font-size-asian="14pt" style:font-weight-asian="bold" style:font-size-complex="14pt" style:font-weight-complex="bold"/>
    </style:style>
    <style:style style:name="P31" style:family="paragraph" style:parent-style-name="Standard">
      <style:paragraph-properties fo:margin-left="0cm" fo:margin-right="0cm" fo:line-height="150%" fo:text-align="justify" style:justify-single-word="false" fo:text-indent="1.249cm" style:auto-text-indent="false"/>
      <style:text-properties fo:color="#000000" style:font-name="Times New Roman" fo:font-size="14pt" fo:font-weight="normal" style:font-size-asian="14pt" style:font-weight-asian="normal" style:font-size-complex="14pt" style:font-weight-complex="normal"/>
    </style:style>
    <style:style style:name="P32" style:family="paragraph" style:parent-style-name="Standard">
      <style:paragraph-properties fo:margin-left="0cm" fo:margin-right="0cm" fo:margin-top="0cm" fo:margin-bottom="0.353cm" fo:line-height="150%" fo:text-align="justify" style:justify-single-word="false" fo:text-indent="1.249cm" style:auto-text-indent="false" style:snap-to-layout-grid="false"/>
      <style:text-properties fo:color="#000000" style:font-name="Times New Roman" fo:font-size="14pt" style:font-size-asian="14pt" style:font-size-complex="14pt"/>
    </style:style>
    <style:style style:name="T1" style:family="text">
      <style:text-properties fo:color="#000000"/>
    </style:style>
    <style:style style:name="T2" style:family="text">
      <style:text-properties fo:color="#000000" fo:background-color="#ffffff" style:font-name-complex="Arial"/>
    </style:style>
    <style:style style:name="T3" style:family="text">
      <style:text-properties fo:color="#000000" fo:font-weight="normal" fo:background-color="transparent" style:font-name-asian="Calibri" style:font-weight-asian="normal" style:font-name-complex="Calibri"/>
    </style:style>
    <style:style style:name="T4" style:family="text">
      <style:text-properties fo:color="#000000" fo:font-weight="normal" fo:background-color="transparent" style:font-name-asian="Calibri" style:font-weight-asian="normal" style:font-name-complex="Calibri" style:font-weight-complex="normal"/>
    </style:style>
    <style:style style:name="T5" style:family="text">
      <style:text-properties fo:color="#000000" style:font-name-asian="Courier" style:font-name-complex="Courier"/>
    </style:style>
    <style:style style:name="T6" style:family="text">
      <style:text-properties fo:color="#000000" fo:language="de" fo:country="DE" fo:background-color="transparent" style:font-name-asian="Calibri" style:font-name-complex="Calibri"/>
    </style:style>
    <style:style style:name="T7" style:family="text">
      <style:text-properties fo:color="#000000" fo:background-color="transparent" style:font-name-asian="Calibri" style:font-name-complex="Calibri"/>
    </style:style>
    <style:style style:name="T8" style:family="text">
      <style:text-properties fo:color="#000000" fo:font-style="italic" fo:font-weight="normal" fo:background-color="transparent" style:font-name-asian="Calibri" style:font-style-asian="italic" style:font-weight-asian="normal" style:font-name-complex="Calibri" style:font-style-complex="italic"/>
    </style:style>
    <style:style style:name="T9" style:family="text">
      <style:text-properties fo:color="#000000" fo:font-style="italic" fo:font-weight="normal" fo:background-color="transparent" style:font-name-asian="Calibri" style:font-style-asian="italic" style:font-weight-asian="normal" style:font-name-complex="Calibri" style:font-style-complex="italic" style:font-weight-complex="normal"/>
    </style:style>
    <style:style style:name="T10" style:family="text">
      <style:text-properties fo:color="#000000" fo:font-style="italic" style:font-style-asian="italic" style:font-style-complex="italic"/>
    </style:style>
    <style:style style:name="T11" style:family="text">
      <style:text-properties fo:color="#800000"/>
    </style:style>
    <style:style style:name="T12" style:family="text">
      <style:text-properties fo:color="#800000" fo:font-weight="normal" fo:background-color="transparent" style:font-name-asian="Calibri" style:font-weight-asian="normal" style:font-name-complex="Calibri"/>
    </style:style>
    <style:style style:name="T13" style:family="text">
      <style:text-properties style:use-window-font-color="true" fo:font-weight="normal" fo:background-color="transparent" style:font-name-asian="Calibri" style:font-weight-asian="normal" style:font-name-complex="Calibri"/>
    </style:style>
    <style:style style:name="T14" style:family="text">
      <style:text-properties style:use-window-font-color="true" fo:font-weight="normal" fo:background-color="transparent" style:font-name-asian="Calibri" style:font-weight-asian="normal" style:font-name-complex="Calibri" style:font-weight-complex="normal"/>
    </style:style>
    <style:style style:name="T15" style:family="text">
      <style:text-properties style:use-window-font-color="true" fo:font-weight="normal" fo:background-color="transparent" style:font-name-asian="Calibri" style:font-weight-asian="normal" style:font-name-complex="Calibri" style:font-weight-complex="bold"/>
    </style:style>
    <style:style style:name="T16" style:family="text">
      <style:text-properties style:use-window-font-color="true" fo:font-weight="normal" style:font-weight-asian="normal"/>
    </style:style>
    <style:style style:name="T17" style:family="text">
      <style:text-properties style:use-window-font-color="true" fo:font-weight="normal" style:font-weight-asian="normal" style:font-weight-complex="normal"/>
    </style:style>
    <style:style style:name="T18" style:family="text">
      <style:text-properties style:use-window-font-color="true" fo:font-style="italic" fo:font-weight="normal" fo:background-color="transparent" style:font-name-asian="Calibri" style:font-style-asian="italic" style:font-weight-asian="normal" style:font-name-complex="Calibri" style:font-style-complex="italic"/>
    </style:style>
    <style:style style:name="T19" style:family="text">
      <style:text-properties fo:font-variant="normal" fo:text-transform="none" fo:color="#252525" fo:letter-spacing="normal" fo:font-style="normal" fo:font-weight="normal" style:font-weight-asian="normal" style:font-weight-complex="normal"/>
    </style:style>
    <style:style style:name="T20" style:family="text">
      <style:text-properties fo:font-variant="normal" fo:text-transform="none" fo:color="#800000" fo:letter-spacing="normal" fo:font-style="normal" fo:font-weight="normal" style:font-weight-asian="normal" style:font-weight-complex="normal"/>
    </style:style>
    <style:style style:name="T21" style:family="text">
      <style:text-properties fo:font-variant="normal" fo:text-transform="none" fo:color="#000000" style:font-name="Times New Roman1" fo:letter-spacing="normal" fo:font-style="normal" style:font-style-asian="normal"/>
    </style:style>
    <style:style style:name="T22" style:family="text">
      <style:text-properties fo:font-variant="normal" fo:text-transform="none" fo:letter-spacing="normal" fo:font-style="normal" fo:font-weight="normal" style:font-weight-asian="normal" style:font-weight-complex="normal"/>
    </style:style>
    <style:style style:name="T23" style:family="text">
      <style:text-properties fo:font-variant="normal" fo:text-transform="none" style:font-name="Times New Roman1" fo:letter-spacing="normal" fo:font-style="normal" style:font-style-asian="normal"/>
    </style:style>
    <style:style style:name="T24" style:family="text">
      <style:text-properties fo:font-weight="normal" style:font-weight-asian="normal"/>
    </style:style>
    <style:style style:name="T25" style:family="text">
      <style:text-properties fo:font-weight="normal" style:font-weight-asian="normal" style:font-weight-complex="normal"/>
    </style:style>
    <style:style style:name="T26" style:family="text">
      <style:text-properties fo:font-weight="normal" fo:background-color="transparent" style:font-name-asian="Calibri" style:font-weight-asian="normal" style:font-name-complex="Calibri"/>
    </style:style>
    <style:style style:name="T27" style:family="text">
      <style:text-properties fo:font-weight="normal" fo:background-color="transparent" style:font-name-asian="Calibri" style:font-weight-asian="normal" style:font-name-complex="Calibri" style:font-weight-complex="normal"/>
    </style:style>
    <style:style style:name="T28" style:family="text">
      <style:text-properties fo:font-weight="normal" fo:background-color="transparent" style:font-name-asian="Calibri" style:font-weight-asian="normal" style:font-name-complex="Calibri" style:font-weight-complex="bold"/>
    </style:style>
    <style:style style:name="T29" style:family="text">
      <style:text-properties fo:font-style="normal" style:text-underline-style="none" fo:font-weight="normal" style:font-style-asian="italic" style:font-style-complex="italic"/>
    </style:style>
    <style:style style:name="T30" style:family="text">
      <style:text-properties fo:font-style="normal" style:text-underline-style="none" fo:font-weight="normal" style:font-style-asian="italic" style:font-weight-asian="normal" style:font-style-complex="italic" style:font-weight-complex="normal"/>
    </style:style>
    <style:style style:name="T31" style:family="text">
      <style:text-properties fo:font-style="normal" style:text-underline-style="none" fo:font-weight="normal" style:font-name-asian="Times New Roman" style:font-style-asian="italic" style:font-weight-asian="normal" style:font-name-complex="Times New Roman" style:font-style-complex="italic" style:font-weight-complex="normal"/>
    </style:style>
    <style:style style:name="T32" style:family="text">
      <style:text-properties fo:font-style="normal" style:font-style-asian="normal" style:font-style-complex="normal"/>
    </style:style>
    <style:style style:name="T33" style:family="text">
      <style:text-properties fo:font-weight="bold" style:font-weight-asian="bold" style:font-weight-complex="bold"/>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font-weight-complex="normal"/>
    </style:style>
    <style:style style:name="T36" style:family="text">
      <style:text-properties fo:font-style="italic" fo:font-weight="normal" fo:background-color="transparent" style:font-name-asian="Calibri" style:font-style-asian="italic" style:font-weight-asian="normal" style:font-name-complex="Calibri" style:font-style-complex="italic"/>
    </style:style>
    <style:style style:name="T37" style:family="text">
      <style:text-properties fo:font-style="italic" fo:font-weight="normal" fo:background-color="transparent" style:font-name-asian="Calibri" style:font-style-asian="italic" style:font-weight-asian="normal" style:font-name-complex="Calibri" style:font-style-complex="italic" style:font-weight-complex="normal"/>
    </style:style>
    <style:style style:name="T38" style:family="text">
      <style:text-properties fo:color="#ff00ff" fo:font-weight="normal" fo:background-color="transparent" style:font-name-asian="Calibri" style:font-weight-asian="normal" style:font-name-complex="Calibri"/>
    </style:style>
    <style:style style:name="T39" style:family="text">
      <style:text-properties fo:color="#ff00ff" fo:font-style="italic" fo:font-weight="normal" fo:background-color="transparent" style:font-name-asian="Calibri" style:font-style-asian="italic" style:font-weight-asian="normal" style:font-name-complex="Calibri" style:font-style-complex="italic"/>
    </style:style>
    <style:style style:name="T40" style:family="text">
      <style:text-properties fo:background-color="#ffffff" style:font-name-complex="Arial"/>
    </style:style>
    <style:style style:name="T41" style:family="text">
      <style:text-properties style:font-name-asian="Courier" style:font-name-complex="Courier"/>
    </style:style>
    <style:style style:name="T42" style:family="text">
      <style:text-properties fo:language="de" fo:country="DE" fo:background-color="transparent" style:font-name-asian="Calibri" style:font-name-complex="Calibri"/>
    </style:style>
    <style:style style:name="T43" style:family="text">
      <style:text-properties fo:background-color="transparent" style:font-name-asian="Calibri" style:font-name-complex="Calibri"/>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ROZDZIAŁ V. - WOJNA RZECZPOSPOLITEJ Z CESARTWEM </text:p>
      <text:list xml:id="list8431673569134597160" text:style-name="L1">
        <text:list-item>
          <text:p text:style-name="P22">Siły obu stron</text:p>
        </text:list-item>
      </text:list>
      <text:p text:style-name="P24">Gdy sytuacja polityczna w rekcjach miedzy RON a cesarstwem dojrzała późnym latem 1675 r. do otwartego konfliktu wojna stała się najprawdopodobniejszym sposobem przezwyciężenia kryzysu. Nie oznaczało to jednak, iż w razie konieczności nie istniały tez inne możliwości zapobieżenia wojnie. Droga do negocjacji wciąż była otwarta, trudno było się też spodziewać, iż rozgorzeje między oboma państwami chroniczna i długotrwała wojna, bowiem ten zbrojny konflikt był efektem wzajemnych zobowiązań sojuszniczych i wynikających z tego tytułu prowokacji, niż w rzeczywistości skutkiem krańcowo odmiennych i przeciwstawnych interesów obu stron. </text:p>
      <text:p text:style-name="P25"><text:span text:style-name="T26">Po fiasku inicjatywy dyplomatycznej hr. Zierowskiego, w Wiedniu zapanowało oburzenie i konsternacja. Zmogły jej nowe informacje docierające z Polski, jakoby Sobieski zawiązał tajny układ z rebeliantami węgierskimi i obiecał im swoją zbrojną interwencję po ich stronie. Wrażenie to było mylne, ale umiejętnie rozgłaszane pogłoski szczególnie przez francuską ambasadę oraz niepełne, ale mające polor rzetelnych informacje osób u boku Jana III, które przychylne były dla Wiednia przyniosły swój szczególny skutek. Przywódcy insurekcji węgierskiej już od lata 1674r. starają się zainteresować swymi sprawami Jana III, ale on nie zarzuciwszy kontaktów z nimi, ma inne sprawy na głowie, aby się angażować po ich stronie. Tylko Francuzi uczyniwszy z Rzeczpospolitej wygodną bazę, przez granicę wysyłają pieniądze, swych agentów, organizują niewielkie zaciągi, na co król polski patrzy z przyzwoleniem. Pod koniec marca 1675roku do marszałka Stanisława Lubomirskiego, od miesięcy wabionego przez dyplomatów francuskich, przybywa delegacja Węgrów. Obiecują mu koronę węgierską, nakłaniają do udzielenia im pomocy, wsparcia ich wysiłków u Jana III. Widzą się z nim na audiencji 2 kwietnia, 1675roku, ale poza słowami otuchy polski monarcha nie jest skłonny złożyć żadnych dodatkowych deklaracji. Sprawa zostaje zawieszona na czas kampanii pruskiej, podczas jakiej Węgrzy są jeszcze na audiencjach królewskich dwukrotnie – 19 lipca i </text:span><text:soft-page-break/><text:span text:style-name="T26">24 sierpnia, towarzysząc Sobieskiemu w czasie podroży z Pomorza do Małopolski. Winszując zwycięstw Janowi III zabiegają o jego względy, ponaglając to ofertę korony dla Stanisława Lubomirskiego, to dla Jakuba, chcąc przekonać go do swych interesów. Utorowanie Jakubowi drogi na korony św. Stefana, miało wzmocnić jego pozycję także na tronie polskim, nadal niepewnym wobec okoliczności w jakich nabył do niego prawo. Deklaracje węgierskie nie miały jednak większego pokrycia, aby lekkomyślnie odpowiadać na nie wiążącymi propozycjami politycznymi. Sobieski nie czyni znów większych obietnic ze swej strony, ale ciągła obecność wysłanników rebeliantów jego boku bardzo niepokoi dyplomatów cesarskich, którzy wówczas daremnie próbują się z nim ułożyć. Widzą oni w węgierskich intrygach przeszkodę dla swych propozycję, podejrzewają, iż wiąże ich z Janem III układ wymierzony w cesarza. W dniu 2 września delegacja <text:s/>węgierska znów spotyka się z monarchą, najpierw w rozmowie poufnej, a potem na forum szerszym z udziałem kilku senatorów. Jan III nie chcę się wiązać oficjalnymi obietnicami z rebeliantami, ale wspiera część ich racji, jak doznawanie krzywd i niesprawiedliwości ze strony cesarza Leopolda, gotów przy tym nie robić im przeszkód z zaciąganiu żołnierzy w Rzeczpospolitej, czy wspieraniu zasiłkami pieniężnymi przez francuską ambasadę w Polsce. O żadnej pomocy zbrojnej mówić nie chcę, ale wydaję się na podstawie komentarzy niektórych senatorów, iż w przypadku wojny z cesarstwem nie zaniecha ich. Pełna niedomówień relacja sporządzona przez nuncjusza papieskiego, wsparta słowami biskupa krakowskiego dociera bardzo szybko na dwór cesarski. Potwierdzać je mają też opinie pochodzące z ust dyplomatów francuskich, którzy przeceniając gesty Sobieskiego chwalą się zawiązania ścisłego sojuszu Francji, Polski i Węgier przeciw Austriakom. To rodzi w Wiedniu konieczność zdecydowanego przeciwdziałania. <text:s/></text:span></text:p>
      <text:p text:style-name="P25"><text:span text:style-name="T26">W tej sytuacji cesarz Leopold mógł przez swoich gońców zakomunikować Janowi III wojnę. Co uczynił, gdy w dniu 27 września przekazano królowi polskiemu list, w jakim cesarz zadeklarował mu jednostronne wypowiedzenie wojny. Oczywiście Jan III, jego bliższe i dalsze otoczenie, ogół szlachecki byli zatroskani i zaniepokojeni obrotem sprawy, ale dla pozycji Sobieskiego, który w tym momencie grał o wszystko </text:span><text:soft-page-break/><text:span text:style-name="T26">i w razie przegranej musiał liczyć się z utratą władzy, istotnym był fakt, iż to Wiedeń jako pierwszy wypowiedział wojnę i w tym wszystkim łatwo można było odczytać inspiracje mocno powiązane z Brandenburgią, co z kolei utwierdzało Polaków w przekonaniu o słuszności nieustępliwej polityki wobec wiarołomnego elektora. Stawiało go to też w wygodnej pozycji wobec Ludwika XIV przezywającego ciężkie chwile nad Renem. Z wielkim zadowoleniem przyjął fakt wybuchu wojny. Dowiedziawszy się o nim 5 października, nakazał przyśpieszyć wypłatę należnych z tytułu układów pieniędzy Sobieskiemu, które do końca grudnia do Polski napłynęły. Kręgi dworskie w Wiedniu w tym czasie nie myślały jednak o jakimś bezpardonowych starciu z Sobieskim. Był to dla drugorzędny teatr wojenny, a tym samym przejawiała się umiarkowana gotowość do lokowania na nim swoich zasobów, tak bardzo potrzebnych nad Renem i na Węgrzech, gdzie toczyła się walka o naprawdę istotne interesy. Przeważał tam pogląd, iż po militarnym upokorzeniu Sobieskiego w najgorszym razie będzie on zmuszony do przyjęcia cesarskiej mediacji z Wielkim Elektorem oraz do przejścia do antyszwedzkiej i antytureckiej polityki, a ożywiona w takich okolicznościach opozycja zmusić go może nawet do ustąpienia, a przynajmniej osłabi na tyle, iż zneutralizuje. W najlepszym natomiast razie wyobrażano sobie, iż pokonany Sobieski będzie musiał odda niezwłocznie władze, a nowa elekcja przeprowadzona pod dyktando cesarskie pozwoli na trwałe związanie polityki Warszawy i Wiedniem, oraz elekcji Eleonory Habsburg jako królowej, u boku jakiegoś wygodnego Cesarzowi kandydata, którego powszechnie upatrywano oczywiście w osobie Karola Lotaryńskiego. Kreśląc te plany niezbyt zważano na pomysły Fryderyka Wilhelma Hohenzollerna, który snuł wizję wspólnej i bardzo potężnej kampanii przeciwko RON. Gdy wojska cesarskie miały zdobyć Kraków, on zdobywałby Poznań. Sojusznicy spotkali by się w Warszawie i narzuciliby pokonanym pokój. Kurfirst już widział w swoich granicach Pomorze, Wielkopolskę i Kujawy, cesarzowi miałaby przypaść Małopolska i prawo przeforsowania nowego władcy dla okrojonej Rzeczpospolitej. Sygnalizował to w liscie do cesarza z 15 listopada i kilku następnych przesyłanych po początków koljnego roku, proponując wspólną akcje na lato 1676r. Wobec jednak niechętnego </text:span><text:soft-page-break/><text:span text:style-name="T26">stanowiska generałów cesarskich do tych pomysłów, skupił się zupełnie na oblężeniu Szczecina, którego jeśli nie opanowanie, to ścisła blokada były i tak koniecznym warunkiem dla pełnego zaangażowania jego wojsk w Wielkopolsce. </text:span></text:p>
      <text:p text:style-name="P25"><text:span text:style-name="T26">Poza dyplomatycznymi działaniami Wiednia prowadzono równolegle przygotowania militarne. </text:span>Odziały cesarskie koncentrowane od początków sierpnia 1675r. pod Brnem składały się z różnorakich jednostek, jakie z poważnym trudem ściągano głównie z ogarniętych niepokojami Węgier. Fakt ten powodował, iż zarzucono pomysł energicznych działań przeciwko RON z terenów Słowacji (Górne Węgry) i zaatakować z Moraw oraz Śląska. Poza jednostkami z Węgier dokonano nowych zaciągów w Rzeszy, ale cześć z nich musiano przekazać pod komendę Wielkiego Elektora do walk ze Szwedami na Pomorzu, oraz w krajach dziedzicznych Habsburgów, gdzie jednak z kolei mobilizacja objęła głównie jednostki o charakterze pół regularnym i nieregularnym, milicje oraz różne oddziały improwizowane na terytoriach Czech, Moraw i Śląska. Pod koniec sierpnia, wobec nasilającego się kryzysu dyplomatycznego, jednostki cesarskie zaczęły koncentrować się pod Cieszynem. Wielce problematyczne było przydzielenie odpowiedniego dowódcy. Wobec zmagań nad Renem to tam lokowano najbardziej utalentowanych oficerów i poszukiwania osoby o odpowiednich kompetencjach oraz charakterze dla objęcia komendy nad korpusem, który miałby wkroczyć do RON było sprawą długotrwałą i zakończoną nie w pełni udanym wyborem. Początkowo noszono się z ustanowieniem jakiegoś doświadczonego i zasłużonego wodza na czele tych wojsk, ale poszczególne kandydatury odpadały i początkowo zdecydowano się na nominację bardzo sędziwego Johana von Spork'a (1600-1679). Za jego osobą przemawiało doświadczenie z walk w Polsce w czasie interwencji wojsk cesarskich po stronie Jana Kazimierza w okresie Potopu. Miało to być jednak tylko rozwiązanie tymczasowe, na czas koncentracji i organizacji wojska, gdyż zdawano sobie sprawę w Wiedniu, iż mimo ambicji nominowanego wodza, jego zdrowie szwankowało, a umysł nie był zdolny do przeprowadzenia skomplikowanej kampanii. Potem „starczy” upór von Sporka'a będzie jednym z elementów niepowodzeń armii austriackiej, gdy oddelegowany do działań defensywnych na Odrze i obrony śląskiego zaplecza nie <text:soft-page-break/>będzie wstanie wywiązać się ze swoich obowiązków. Obejmujący w dniu 24 lipca dowództwo von Spork miał przede wszystkim przygotować armię do wojny, a potem zdać dowództwo nowemu wodzowi, na czas prowadzenia walk. Takie rozwiązanie przełożyło się jednak na zaniedbanie odpowiedniego zaplanowania samych działań. O ile sprawie pod względem materiałowych przygotowywał oddziały do wojny, to nie nie układał żadnych planów działań. Przesłanką dla sposobu przygotowywania oddziałów były enigmatyczne i bardzo ogólne zalecenia Nadwornej Rady Wojennej w Wiedniu. W późniejszym okresie na ten mankament nakładały się ambicjonalne urazy oraz wzajemne oskarżenia między sędziwym, a młodym Filipem von Platz-Sulzbach (1630-1703), który został ostatecznie 30 sierpnia mianowany dowództwom wojsk cesarskich. Ta z kolei nominacja była rezultatem przypadkowych decyzji i nacisków pewnych kół wiedeńskich zainteresowanych tą konkretną postacią, na której wyborze znajomość rzemiosła wojennego nie było przesłanką decydującą. Nowy dowódca szybko poróżnił się ze swoim poprzednikiem, kiedy pojawiły się pierwsze trudności i obaj wyżsi oficerowie mieli odmienne zdanie na temat stanu przygotowania wojsk oraz sposobu prowadzenia kampanii. Von Spork nie został bowiem odsunięty od zadań na frocie „polskim” po przybyciu Filipa von Platz-Sulzbach, który dość późno, bo dopiero 12 września przybył do Cieszyna a pośpieszne zapoznanie się z istniejącą sytuacją i posiadanymi silami fatalnie zaciążyło na dalszym rozwoju wypadków, gdyż powierzono mu dowództwo na kordonem który miał osłaniać Śląsk, a w razie pomyślnego uderzenia na Kraków, miał uderzyć na Poznań. Rozwiniecie przed Johanem von Sporkiem wizji jego marszu na Poznań poskutkowało też we wrześniu jego dążeniem do zgromadzeniem odpowiednich sił oraz zapasów w rejonie Wrocławia, koniecznych do ofensywy, kosztem odpowiedniego wsparcia dla głównego uderzenia pod Krakowem. W zamyślę Nadwornej Rady Wojennej von Spork miał być uzupełnieniem i wsparciem dla von Platz-Sulzbach, ale w istocie kalkulacje te kompletnie chybiły i zamiast współpracy istniały sprzeczne dążenia, obu tych dowódców. W sytuacji, kiedy rozmiar sił jakimi dysponowali Austriacy pozwalało im myśleć o skutecznej ofensywie jedynie na jednym kierunku, przy pasywnej obronie linii Odry, kroki <text:soft-page-break/>zmierzające do przeprowadzenia jeszcze jednego uderzenia w głąb RON, musiały doprowadzić na załamania się wstępnie zakładanych planów i osłabić możliwości energicznego działania na kierunku priorytetowym. Wg raportu opracowanego dla Filipa von Platz-Sulzbach w dniu 13 września armia cesarska w obozie pod Cieszynem oraz z garnizonach na Śląsku wyglądała w następujący sposób.</text:p>
      <text:p text:style-name="P23">1.) Oddziały Piechoty</text:p>
      <text:p text:style-name="P29">Regiment piechoty cesarskiej Souches - <text:s/>Ludwig Ratwig Souches Dyouju (regularny), rozbudowany do aż 12 kompanii – 2000 ludzi</text:p>
      <text:p text:style-name="P29">Regiment piechoty cesarskiej Streim - (regularny ), razem 8 kompanii, w tym 2 nowo zaciągnięte, razem 1500 ludzi</text:p>
      <text:p text:style-name="P29">Regiment piechoty cesarskiej Porcia (regularny), razem 8 kompanii, w tym 2 nowo zaciągnięte, razem 1500 ludzi</text:p>
      <text:p text:style-name="P29">2 kompanie regimentu piechoty cesarskiej Knigge (regularny Jobsta Hilmara von Knigge), oba świeżo zwerbowane – 300 ludzi</text:p>
      <text:p text:style-name="P29">3 kompanie regimentu piechoty cesarskiej von Spork - <text:s/>Johanem von Spork (regularny), razem 500 ludzi</text:p>
      <text:p text:style-name="P29">Regiment piechoty najemnej von Platz-Sulzbach (Filip von Platz-Sulzbach), razem 8 nowych kompanii i 1000 ludzi</text:p>
      <text:p text:style-name="P29">Regiment piechoty najemnej Fondi (Henrich Franz Manneferld-Fondii) – 6 kompanii, razem 800 ludzi</text:p>
      <text:p text:style-name="P29">Regiment piechoty najemnej Rimpler (Georg Rimpler) – 6 kompanii, razem 800 ludzi</text:p>
      <text:p text:style-name="P29">Regiment piechoty najemnej Logan (Georg Ernst Logan ) – 6 kompanii pieszych i 2 dragonów, razem 1000 ludzi</text:p>
      <text:p text:style-name="P29">Freikompania piechoty Zeis – 150 ludzi</text:p>
      <text:p text:style-name="P29">Freikompania piechoty Lobkowitz – 200 ludzi</text:p>
      <text:p text:style-name="P29">Freikompania piechoty Oedenburg – 200 ludzi</text:p>
      <text:p text:style-name="P29">Freikompania Steyer – 200 ludzi</text:p>
      <text:p text:style-name="P30">2.) Milicje Piesze</text:p>
      <text:p text:style-name="P29"><text:soft-page-break/>Regiment milicji śląskiej – 1200 ludzi - garnizony</text:p>
      <text:p text:style-name="P29">Regiment milicji śląskiej – 1200 ludzi – garnizony </text:p>
      <text:p text:style-name="P29">Regiment milicji morawskiej – 600 ludzi - garnizony</text:p>
      <text:p text:style-name="P29">Garnizon Wrocławia – 600 ludzi</text:p>
      <text:p text:style-name="P29">Garnizon Opawy – 300 ludzi</text:p>
      <text:p text:style-name="P29">Garnizon Nysy – 600 ludzi</text:p>
      <text:p text:style-name="P29">Garnizon Głogowa – 300 ludzi</text:p>
      <text:p text:style-name="P29">garnizon Opola – 300 ludzi</text:p>
      <text:p text:style-name="P29">garnizon Brzegu – 600 ludzi</text:p>
      <text:p text:style-name="P29">garnizon Oławy – 200 ludzi</text:p>
      <text:p text:style-name="P29">garnizon Ostrawy – 200 ludzi</text:p>
      <text:p text:style-name="P29">garnizon Raciborza – 300 ludzi</text:p>
      <text:p text:style-name="P12">garnizon Kłodzka – 200 ludzi </text:p>
      <text:p text:style-name="P2">Razem było to blisko 18 000 piechoty, ale w polu mogło stanąć do 10000 ludzi, zaś reszta przypadała na garnizony oraz oddziały milicji, które miały je wpierać. Były to przeważnie nowo zaciągnięte kompanie w ramach już istniejących regimentów, które walczyły na innych frontach, lub siły z nich wydzielone i odesłane na przygotowywany front z Rzeczpospolitą. </text:p>
      <text:p text:style-name="P2">W przypadku jazdy, obawiano się zresztą słusznie przewagi wojsk Jana III, w tym względzie. A sytuację pogarszał fakt, iż najlepszą kawalerię Austriacy musieli skupić nad Renem oraz na Węgrzech. Podobnie jak w przypadku piechoty, skoncentrowano nowo powołane jednostki w ramach istniejących regimentów, do jakich oddano niewielką liczbę nowo erygowanych, efemerycznych oddziałów. Przeciwko Polsce przygotowali natomiast:</text:p>
      <text:p text:style-name="P5"/>
      <text:p text:style-name="P5">3.) Oddziały jazdy </text:p>
      <text:p text:style-name="P2">Regiment kirasjerski Poiger (Johann Andreas Poiger) - 8 szwadronów, razem 800 ludzi</text:p>
      <text:p text:style-name="P2">Regiment kirasjerski Schleswig-Holstein (Johan Adolph Prizn zu Schleswig-Holstein ) – 8 szwadronów, razem 800 ludzi, dodatkowo 6 wysłano do Brandenburgii <text:soft-page-break/>wraz z regimentem płk. Filipa Casimira Freihera von Metternicha</text:p>
      <text:p text:style-name="P2">Regiment kirasjerski Palfy ab Erdod (pod płk. Joanem Carlem Amrichem) – 5 szwadronów, razem 500 ludzi</text:p>
      <text:p text:style-name="P2">regiment kirasjerski Scheffenberg – 5 szwadronów, razem 500 ludzi</text:p>
      <text:p text:style-name="P2">Regiment kirasjerski Caprara (Graf Aeneas Sylvio Caprara) - 3 nowo zaciągnięte szwadrony, razem 350 ludzi</text:p>
      <text:p text:style-name="P2">szwadron płk. Kaunitza – 150 ludzi</text:p>
      <text:p text:style-name="P2">szwadron płk. Wultemberga – 150 ludzi</text:p>
      <text:p text:style-name="P2">razem dawało to 31 szwadrony i ok. 3200 ludzi. </text:p>
      <text:p text:style-name="P2"/>
      <text:p text:style-name="P2">Jednostki dragonii, traktowanej w armii austriackiej jako jazda średnia, składały się z:</text:p>
      <text:p text:style-name="P3">regiment dragońskiego Wopping (Ferdynand Ludwig von und zu Wopping ) – 6 kompanii, razem 600 ludzi</text:p>
      <text:p text:style-name="P2">regiment Castell-Romano (Nicalaus graff herr auf Castell-Romano ) – 6 kompanii, razem 600 ludzi</text:p>
      <text:p text:style-name="P2">dwie kompanie regimentu chorwackiego (nowo zaciagnięte) Londrona, razem 200 ludzi</text:p>
      <text:p text:style-name="P2">freikompania dragońska Schleichardta – 100 ludzi</text:p>
      <text:p text:style-name="P2">freikompania dragońska Ranfthofena (Johann Jacob Ranfthofen ) – 100 ludzi</text:p>
      <text:p text:style-name="P2">freikompania dragońskie Steinsdorfa (Carl Heinrich Steinsdorf ) – 100 ludzi</text:p>
      <text:p text:style-name="P2">razem było to 17 kompanii (szwadronów) i 1700 ludzi, z czego cześć miało wspomagać garnizony </text:p>
      <text:p text:style-name="P2"/>
      <text:p text:style-name="P2">Do tego doszły jednostki nieregularne, jakie usilnie werbowano w krajach korony węgierskiej, z niewielkim zresztą skutkiem, aby wzmocnić swe szeregi oddziałami lekkiej jazdy, mogących nawiązać równą walkę z polskimi chorągwiami. W efekcie zgromadzono oddziały:</text:p>
      <text:list xml:id="list2066886668170631466" text:style-name="WW8Num2">
        <text:list-item>
          <text:p text:style-name="P16">Jazda chorwacka Palffy'ego – 300 koni</text:p>
        </text:list-item>
        <text:list-item>
          <text:p text:style-name="P16">Jazda chorwacka Collalty'ego – 200 koni</text:p>
        </text:list-item>
        <text:list-item>
          <text:p text:style-name="P16">Husarze Barkarczy'ego – 200 koni</text:p>
        </text:list-item>
        <text:list-item>
          <text:p text:style-name="P16"><text:soft-page-break/>Husarze Holvalh'a – 100 koni</text:p>
        </text:list-item>
        <text:list-item>
          <text:p text:style-name="P16">Husarze Karolyi'a – 100 koni</text:p>
        </text:list-item>
      </text:list>
      <text:p text:style-name="P2">Łącznie dawało to do 1000 koni. </text:p>
      <text:p text:style-name="P2"/>
      <text:p text:style-name="P2">W rezultacie tych wszystkich działań Austriacy mogli zgromadzić do 6000 jazdy. Całokształt wysiłków mobilizacyjnych Austriaków wyniósł zatem 24000 żółnierzy. Z tego w polu mogło się znaleźć 10000 piechoty i 5500 kawalerii, czyli łącznie ok. 15 500 ludzi. </text:p>
      <text:p text:style-name="P2">W trakcie werbunku były dwa nowe regimenty piechoty, jeden w Styrii szefostwa Karla Theodora Otto Furt von Salma (1645-1710), który docelowo miał osiągnąć 2000 ludzi, a drugi w zachodnich Czechach – szefostwa księcia Augusta von Sachsen-Merseburg (1655-1715) pod komendą płk. Rolshause, który po dołączeniu rekrutów z Frankonii i Saksonii miał też liczyć 2000 ludzi. W organizacji był też dwa regimenty kirasjerskie mobilizowany w zachodnich Węgrzech i pod Bratysławą, złożne z dodatkowych kompanii wydzielonych z regimentów de Gondola, Galas, Churpritnz von Sachsem (Fridrich August) – szefostwa radcy cesarstwa Leopolda Wilhelma Grafa von Koenigsegg-Rothfelsa (1630 – 1694) i księcia Charlesa Eugène de Croÿa <text:span text:style-name="T40">(1651–1702)</text:span>. Było to dalsze 4000 piechoty i ok. 2000 jazdy, ale jednostki te niebyły gotowe na kampanię jesienną, rozważano także odesłanie do Włoch lub nad Ren. </text:p>
      <text:p text:style-name="P1">W dniu 3 września Jan III powołał w osobie marszałka Stanisława Lubomirskiego komendanta Krakowa, a w dniu 10 września dowódcą obrony został generał Eliasz Łącki. Sukcesywnie rozbudowywany garnizon, miał zostać zasilony dodatkowo mobilizowanych chłopstwem oraz szlachtą małopolską, która jednak bardzo niechętnie spoglądała na perspektywę wojny z cesarzem i opieszale garnęła się do obrony. Odzew na uniwersały dnia 26 września i 4 października tyczące obrony były niechętnie przyjęte. Obecność jednak armii królewskiej studziła emocje i gotowość do bardziej ostentacyjnego lekceważenia królewskich poleceń. </text:p>
      <text:p text:style-name="P1">Załoga Krakowa, w przededniu wojny, wg tabel przygotowanych na dzień 1 październik oraz 5 października liczyła: </text:p>
      <text:p text:style-name="P1"><text:soft-page-break/>Regiment piechoty koronnej gen.-mjr. Eliasza Łąckiego </text:p>
      <text:p text:style-name="P1">Regiment piechoty Franciszka Żychlińskiego pod płk. Szulcem</text:p>
      <text:p text:style-name="P1">Regiment piechoty płk. Wiktoryna Bykowskiego</text:p>
      <text:p text:style-name="P1">Regiment piechoty Jana Glińskiego, pod Teodorem Frankiem</text:p>
      <text:p text:style-name="P1">Regiment dragonów Kazimierza Zawadzkiego </text:p>
      <text:p text:style-name="P1">Regiment dragonów ordynata Marcina Zamoyskiego (bez jednak dwóch kompanii stojących w twierdzy zamojskiej)</text:p>
      <text:p text:style-name="P1">Nad całością piechoty dowództwo miał sprawować płk. Frank</text:p>
      <text:p text:style-name="P1">Razem około 2000 ludzi</text:p>
      <text:p text:style-name="P1">Uzupełniaj te siły nowo sformowany regiment dragonów Stanisława Lubomirskiego, pod dowództwem Henryka Henrykowskiego – który został jednocześnie dowódcą artylerii miejskiej. Regiment ten liczył do 500 żołnierzy.</text:p>
      <text:p text:style-name="P1">Zmobilizowani zostali także cywile. Mieszczanie krakowscy, wraz okolicznym chłopstwem, 50 góralami sądeckimi na żołdzie biskupa, kontyngentami górników z Wieliczki, Bochni oraz Olkusza (jakich przydzielono główni do dział), w sumie ok. 1000 ludzi.</text:p>
      <text:p text:style-name="P1">Oddziały piesze garnizonu krakowskiego wzmacniał odział jazdy pod dowództwem Marcina Bogusza, w składzie jednostek komputowych:</text:p>
      <text:p text:style-name="P1">Chorągiew pancerna Andrzeja Miączyńskiego</text:p>
      <text:p text:style-name="P1">Chorągiew pancerna Andrzeja Potockiego, wojewody kijowskiego pod dowództwem por. Bogusza </text:p>
      <text:p text:style-name="P1">Chorągiew pancerna Stanisława Potockiego, pod dowództwem Kossakowskiego – ściągnięta z Ukrainy</text:p>
      <text:p text:style-name="P1">Chorągiew pancerna Stanisława Podczaskiego, pod dowództwem por. Śliwińskiego – ściągnięta z Ukrainy</text:p>
      <text:p text:style-name="P1">Chorągiew pancerna Mikołaja Tarły, pod dowództwem por. Grocholskiego </text:p>
      <text:p text:style-name="P1">Chorągiew lekka Bogusława Zbąskiego</text:p>
      <text:p text:style-name="P1">Dołączono do nich poza komputowe chorągwie - R. Brzechwy, K. Ligenzy, P. Kochanowskiego, A. Drohojewskigo i K. Jordana. Dawało to około 1000 ludzi. </text:p>
      <text:p text:style-name="P1">Łącznie załoga Krakowa dysponowała do 4000 ludzi, dział różnych wagomiarów <text:soft-page-break/>rachowano na 60. </text:p>
      <text:p text:style-name="P1">W tym samym czasie przyśpieszano koncentracje armii polowej. Zdobyto się na duży wysiłek ściągając wszelkie dostępne oddziały z Prus, Wielkopolski, a nawet z słabo obsadzonej Ukrainy, skoncentrowano też elementy armii litewskiej. W rezultacie tych starań armia stojąca o boku Jana III składała się z piechoty, pod ogólnym dowództwem powierzonym 21 września Marcinowi Kątskiemu. Składały się na nie: </text:p>
      <text:p text:style-name="P1">Regiment piechoty Marcina Kazimierza Kątskiego, pod dowództwem ppłk. Wilhelma Finka</text:p>
      <text:p text:style-name="P1">Regiment piechoty płk. Awersusa Wrzospolskiego</text:p>
      <text:p text:style-name="P1">Regiment piechoty płk. Aleksandra Brzezińskiego </text:p>
      <text:p text:style-name="P1">Regiment piechoty Andrzeja Potockiego, pod dowództwem ppłk. Jerzego Taube</text:p>
      <text:p text:style-name="P1">Regiment piechoty Jana Cetnara, <text:span text:style-name="T29">pod dowództwem kpt. Jerzego Danefeldta </text:span></text:p>
      <text:p text:style-name="P1">Regiment piechoty Kazimierza Zamoyskiego, pod dowództwem płk. Wojciecha Jaskólskiego</text:p>
      <text:p text:style-name="P1">Regiment piechoty płk. Jana Teodora Schliebena </text:p>
      <text:p text:style-name="P1">Regiment piechoty Siekierczyńskiego pod dowództwem Krzysztofa Skarbka </text:p>
      <text:p text:style-name="P1">Regiment piechoty ppłk. Jana Barensa</text:p>
      <text:p text:style-name="P1">Regiment gwardii pieszej JKM Marii Kazimiery pod dowództwem Stanisława Morsztyna</text:p>
      <text:p text:style-name="P1">Regiment piechoty płk. Franciszka Jordana (część – dwie kompanie pozostały na garnizonach w Prusach w Ełku oraz Bartoszycach)</text:p>
      <text:p text:style-name="P1">Regiment piechoty gen. Krzysztofa Koryckiego, pod dowództwem płk. Janem Jerzym Fircksem (części – dwie kompanie pozostały na garnizonach w Prusach – w Kwidzynie oraz Malborku)</text:p>
      <text:p text:style-name="P1">Regiment piechoty gen. <text:span text:style-name="T30">Jana Wojciecha D</text:span><text:span text:style-name="T31">ö</text:span><text:span text:style-name="T30">nnemarka </text:span></text:p>
      <text:p text:style-name="P1">Regiment piechoty płk Jana Karola von Ludwigshausena Wolffa </text:p>
      <text:p text:style-name="P1">Regiment piechoty Marcjana Ścibora Chełmskiego, pod ppłk. Janem Rajeckim – ściągnięty z Ukrainy</text:p>
      <text:p text:style-name="P1">Regiment piechoty Jana Karola Daniłowicza, pod dowództwem ppłk. Mikołaja Folkmana – ściągnięty z Ukrainy</text:p>
      <text:p text:style-name="P1"><text:soft-page-break/>Razem piechota liczyła ok. 6000-7000 ludzi. Obstawiła ona obóz pod Wolbromem i idąc wolniej od atakującej jazdy, nie miała w tym czasie odegrać większej roli. Zresztą powszechnie uważano - a dalsze działania to potwierdzały, iż w polu polska piechota zdecydowani ustępuje żołnierzom cesarskim, głównie z powodu mniejszej siły ognie, co wiązało się bezpośrednio ze słabości organizacyjnej oraz sprawności w polu i niewielkiej liczebności na tle wojsk przeciwnika. O ile w działaniach obronnych polska piechota prezentowała się dobrze, to w otwartym polu nie potrafiła sprostać regułom walki stosowanym przez przeciwnika i szybko szukała ratunku w osłonie własnej kawalerii. </text:p>
      <text:p text:style-name="P1">Regimenty dragońskie dla zwiększenia siły ognia i wsparcia własnej kawalerii przydzielano do poszczególnych grup jazdy podchodzącej pod Kraków. Bardzo starano się ją wzmocnić ze względu na walory, które mogły zwiększyć siłę bojową jazdy, na jakiej miał spocząć główny ciężar prowadzenia walk. Dragonia koronna zgromadzona pod Koniecpolem mogła liczyć do 5000-5500 ludzi. W jej skład weszły:</text:p>
      <text:p text:style-name="P1">Regiment dragonów płk. Jana Przebendowskiego, pod dowództwem Kaspra Leya <text:s/></text:p>
      <text:p text:style-name="P1">Regiment dragonów Hieronima Lubomirskiego, pod dowództwem Eliasza Krauzera </text:p>
      <text:p text:style-name="P1">Regiment dragonów Jerzego Wielhorskiego, pod dowództwem Krzysztofa Bockhorna</text:p>
      <text:p text:style-name="P1">Regiment dragonów Ludwika de Maligny, pod dowództwem Jana Kożuchowskiego</text:p>
      <text:p text:style-name="P1">Regiment dragonów Gwardii Konnej JKM Jana III pod dowództwem Franciszka Gałeckiego</text:p>
      <text:p text:style-name="P1">Regiment dragonów Szczęsnego Potockiego, pod dowództwem mjr. Jerzego Knypla </text:p>
      <text:p text:style-name="P1">Regiment dragonów płk. Jana Dönnemarka, pod ppłk. Grux</text:p>
      <text:p text:style-name="P1">Regiment dragonów Stefana Bidzińskiego, pod Janem Koszkielem </text:p>
      <text:p text:style-name="P1">Regiment dragonów płk. Aleksandra Domaradzkiego </text:p>
      <text:p text:style-name="P1">Regiment dragonów gwardii konnej JKM Marii Kazimiery, pod dowództwem mjr. Mateusza de Rossy – ściągnięta z Ukrainy</text:p>
      <text:p text:style-name="P1"/>
      <text:p text:style-name="P1">Wiodącą masę wojsk zgromadzonych przez Jana III stanowiły oddziały jazdy. <text:soft-page-break/>Podzielone je na poszczególne zgrupowania:</text:p>
      <text:p text:style-name="P4">1.) Grupa Jazdy Remigiana Strzałkowskiego </text:p>
      <text:p text:style-name="P1">Chorągiew husarska Szczęsnego Potockiego, pod dowództwem Remigiana Strzałkowskiego</text:p>
      <text:p text:style-name="P1">Chorągiew husarska Jana Cetnera, pod dowództwem Borzęckiego </text:p>
      <text:p text:style-name="P1">Chorągiew husarska Jan Jerzy Przebendowskiego pod dowództwem Piotra Kaszkowskiego</text:p>
      <text:p text:style-name="P1">Chorągiew pancerna Szczęsnego Potockiego, pod dowództwem por. Paprockiego </text:p>
      <text:p text:style-name="P1">Chorągiew pancerna Samuela Prażmowskiego, dowództwem Okunia </text:p>
      <text:p text:style-name="P1">Chorągiew pancerna Michała Rylskiego</text:p>
      <text:p text:style-name="P1">Chorągiew pancerna Remigiana Strzałkowskiego, pod dowództwem por. Stefana Hodoryszczana </text:p>
      <text:p text:style-name="P1">Chorągiew pancerna Stanisława Cetnara </text:p>
      <text:p text:style-name="P1">Chorągiew pancerna Hieronima Bronikowskiego</text:p>
      <text:p text:style-name="P1">Chorągiew pancerna Andrzeja Zaleskiego </text:p>
      <text:p text:style-name="P1">Chorągiew pancerna Kazimierza Minora, pod dowództwem por. Macieja Dobrosołowskiego</text:p>
      <text:p text:style-name="P1">Chorągiew pancerna Stanisława Taszyckiego</text:p>
      <text:p text:style-name="P1">Razem około1500 ludzi </text:p>
      <text:p text:style-name="P4"/>
      <text:p text:style-name="P4">2.) Grupa Jazdy Marcjana Ścibora Chełmskiego</text:p>
      <text:p text:style-name="P1">Chorągiew pancerna Marcjana Ścibora Chełmskiego, pod dowództwem S. Malińskiego</text:p>
      <text:p text:style-name="P1">Chorągiew pancerna Piotra Opalińskiego</text:p>
      <text:p text:style-name="P1">Chorągiew pancerna Marcina Ubysza </text:p>
      <text:p text:style-name="P1">Chorągiew pancerna Stanisława Gródeckiego</text:p>
      <text:p text:style-name="P1">Chorągiew pancerna Łukasza Franciszka Dziewanowskiego</text:p>
      <text:p text:style-name="P1">Chorągiew lekka Floriana Dobrzelowskiego </text:p>
      <text:p text:style-name="P1">Chorągiew lekka Boubonombeka Persa</text:p>
      <text:p text:style-name="P1">Chorągiew tatarska Samuela Rzeczkowskiego</text:p>
      <text:p text:style-name="P1"><text:soft-page-break/>Chorągiew tatarska Lechtezara Szabłowskiego</text:p>
      <text:p text:style-name="P1">Razem około 1000 ludzi</text:p>
      <text:p text:style-name="P1"/>
      <text:p text:style-name="P4">3.) Grupa Jazdy <text:s/>Jana Jerzego Przebendowskiego</text:p>
      <text:p text:style-name="P1">Chorągiew pancerna Jana Stadnickiego </text:p>
      <text:p text:style-name="P1">Chorągiew pancerna Hrehorego Ulanickiego</text:p>
      <text:p text:style-name="P1">Chorągiew pancerna Jakuba Rościszewskiego</text:p>
      <text:p text:style-name="P1">Chorągiew pancerna Adama Radalińskiego</text:p>
      <text:p text:style-name="P1">Chorągiew pancerna Piotra Bielowskiego</text:p>
      <text:p text:style-name="P1">Chorągiew pancerna Marcina Zamoyskiego pod Wojciechem Zbierzchowskim</text:p>
      <text:p text:style-name="P1">Chorągiew pancerna Franciszka Kobyłeckiego</text:p>
      <text:p text:style-name="P1">Chorągiew lekka Felicjana Białogłowskiego</text:p>
      <text:p text:style-name="P1">Razem około 1000 ludzi </text:p>
      <text:p text:style-name="P1"/>
      <text:p text:style-name="P4">4.) Grupa Jazdy Michała Rzewuskiego </text:p>
      <text:p text:style-name="P1">Chorągiew husarska Marii Kazimiery d’Arquien</text:p>
      <text:p text:style-name="P1">Chorągiew husarska Jakuba Sobieskiego pod dowództwem Mikołaja Złotnickiego</text:p>
      <text:p text:style-name="P1">Chorągiew pancerna królewska III Jana Sobieskiego pod dowództwem Wronowskiego </text:p>
      <text:p text:style-name="P1">Chorągiew pancerna Michała Rzewuskiego pod por. Andrzejem Siemianowskim </text:p>
      <text:p text:style-name="P1">Chorągiew pancerna Stefana Zamoyskiego </text:p>
      <text:p text:style-name="P1">Chorągiew pancerna Jana Wojakowskiego, pod dowództwem por. Chłopickiego </text:p>
      <text:p text:style-name="P1">Chorągiew husarska (dawniej pancerna) Andrzeja Różniatowskiego</text:p>
      <text:p text:style-name="P1">Chorągiew pancerna Mikołaja Daniłowicza</text:p>
      <text:p text:style-name="P1">Chorągiew pancerna Stanisława Sariusza Łazińskiego</text:p>
      <text:p text:style-name="P1">Razem około 1200 ludzi </text:p>
      <text:p text:style-name="P1"/>
      <text:p text:style-name="P4">5.) Pułk Jazdy Hieronima Lubomirskiego </text:p>
      <text:p text:style-name="P1">Chorągiew husarska Hieronima Lubomirskiego, pod A. Trzecieskiego </text:p>
      <text:p text:style-name="P1">Chorągiew husarska Andrzeja Potockiego, pod dowództwem Samuela Gurowskiego </text:p>
      <text:p text:style-name="P1"><text:soft-page-break/>Chorągiew husarska pod dowództwem Hieronima Kuropatnickiego </text:p>
      <text:p text:style-name="P1">Chorągiew pancerna Aleksandra Woyny</text:p>
      <text:p text:style-name="P1">Chorągiew pancerna Konstantego Piaseczyńskiego</text:p>
      <text:p text:style-name="P1">Chorągiew pancerna Franciszka Ludwika Rzewuskiego</text:p>
      <text:p text:style-name="P1">Chorągiew pancerna Hieronima Lubomirskiego, pod dowództwem por. Mikołaja Śrubowskiego </text:p>
      <text:p text:style-name="P1">Chorągiew pancerna Jerzego Wielhorskiego</text:p>
      <text:p text:style-name="P1">Chorągiew pancerna Jana Strzemeckiego </text:p>
      <text:p text:style-name="P1">Chorągiew lekka Karola Romanowskiego, pod dowództwem namiestnika Marcina Dobrzańskiego </text:p>
      <text:p text:style-name="P1">Chorągiew lekka Władysława Morsztyna, pod dowództwem por. Bogusława Łepkowskiego</text:p>
      <text:p text:style-name="P1">Chorągiew lekka Szczęsnego Potockiego</text:p>
      <text:p text:style-name="P1">Chorągiew lekka Szymona Zawiszy </text:p>
      <text:p text:style-name="P1">Razem około 1800 ludzi </text:p>
      <text:p text:style-name="P4"/>
      <text:p text:style-name="P4">6.) Grupa Jazdy Atanazego Miączyńskiego</text:p>
      <text:list xml:id="list7516217039705820581" text:style-name="L2">
        <text:list-header>
          <text:p text:style-name="P26"><text:span text:style-name="T25">C</text:span>horągiew husarska (dawna pancerna) Jana Aleksandra Myszkowskiego, pod dowództwem Radeckiego</text:p>
          <text:p text:style-name="P26">Chorągiew pancerna Jana Korycińskiego</text:p>
        </text:list-header>
      </text:list>
      <text:p text:style-name="P1">Chorągiew pancerna Jana Malskiego cześnika czernichowskiego, pod dowództwem Mękarskiego </text:p>
      <text:p text:style-name="P1">Chorągiew pancerna Stanisława Tuszyńskiego, pod dow. namiestnika Pawła Brzuskiewicza </text:p>
      <text:p text:style-name="P1">Chorągiew pancerna Wacława Zaleskiego</text:p>
      <text:p text:style-name="P1">Chorągiew pancerna Jana Ligenzy</text:p>
      <text:p text:style-name="P1">Chorągiew pancerna Jana Gałęzowskiego</text:p>
      <text:p text:style-name="P1">Chorągiew pancerna Jana Lipskiego</text:p>
      <text:p text:style-name="P1">Chorągiew pancerna Jana Piaseczyńskiego</text:p>
      <text:p text:style-name="P1">Chorągiew pancerna Atanazego Miączyńskiego, pod dowództwem Gęsickiego</text:p>
      <text:p text:style-name="P1"><text:soft-page-break/>Chorągiew lekka Andrzeja Kamińskiego</text:p>
      <text:p text:style-name="P1">Chorągiew rajtarii Jana Kosa</text:p>
      <text:p text:style-name="P1">Chorągiew rajtarii płk. Jana Górzyńskiego</text:p>
      <text:p text:style-name="P1">Razem około 1500 ludzi </text:p>
      <text:p text:style-name="P1"/>
      <text:p text:style-name="P4">7.) Pułk Jazdy Stanisława Koniecpolskiego</text:p>
      <text:p text:style-name="P1">Chorągiew pancerna Stanisława Koniecpolskiego</text:p>
      <text:p text:style-name="P1">Chorągiew pancerna Krzysztofa Chodorowskiego, pod dowództwem por. Michała Więckowskiego</text:p>
      <text:p text:style-name="P1">Chorągiew pancerna Jana Karwowskiego pod Janem Mussułą</text:p>
      <text:p text:style-name="P1">Chorągiew pancerna Jana Rzeczyckiego, pod dowództwem por. Tatomira</text:p>
      <text:p text:style-name="P1">Chorągiew lekka Władysława Łosia </text:p>
      <text:p text:style-name="P1">Chorągiew pancerna Jana Potockiego, pod dowództwem Jeżowskiego</text:p>
      <text:p text:style-name="P1">Chorągiew lekka Marcina Orzechowskiego </text:p>
      <text:p text:style-name="P1">Chorągiew tatarska Jachy Krobickiego</text:p>
      <text:p text:style-name="P1">Chorągiew tatarska Krzysztofa Koryckiego </text:p>
      <text:p text:style-name="P1">Razem około 1200 ludzi </text:p>
      <text:p text:style-name="P1"/>
      <text:p text:style-name="P4">8.) Grupa Jazdy Tomasza Karczewskiego </text:p>
      <text:p text:style-name="P1">Chorągiew husarska (dawna pancerna) Jakuba Rokitnickiego</text:p>
      <text:p text:style-name="P1">Chorągiew pancerna Andrzeja Franciszka Gembickiego, pod dowództwem Jana Pajęckiego</text:p>
      <text:p text:style-name="P1">Chorągiew pancerna Tomasza Karczewskiego, pod dow. por. Romana Lirkiewicza</text:p>
      <text:p text:style-name="P1">Chorągiew pancerna Aleksandra Konstantego Woronicza, pod dowództwem Hieronima Siemaszki </text:p>
      <text:p text:style-name="P1">Chorągiew pancerna Jana Kazimierza Brodeckiego pod Jasiełkowskim, </text:p>
      <text:p text:style-name="P1">Chorągiew lekka Jana Wielopolskiego, pod dowództwem por. Modrzewskiego</text:p>
      <text:p text:style-name="P1">Chorągiew lekka Franciszka Żychlińskiego, pod dowództwem por. Jarnowskiego</text:p>
      <text:p text:style-name="P1">Chorągiew tatarska Kolumbeka Bosackiego</text:p>
      <text:p text:style-name="P1">Chorągiew tatarska Adama Murawskiego,</text:p>
      <text:p text:style-name="P1"><text:soft-page-break/>Chorągiew tatarska Husajna Murawskiego</text:p>
      <text:p text:style-name="P1">Razem około 1200 ludzi <text:s/></text:p>
      <text:p text:style-name="P1"/>
      <text:p text:style-name="P1">Grupa jazdy litewskiej pod koronnej pod komendą Zygmunta Słuszki</text:p>
      <text:p text:style-name="P4">1.) Pułk jazdy Samuela Kmicica </text:p>
      <text:p text:style-name="P1">Chorągiew pancerna Aleksandra Połubińskiego, pod dowództwem Maksymiliana Wąsowicza</text:p>
      <text:p text:style-name="P1">Chorągiew pancerna Krzysztofa Rajeckiego</text:p>
      <text:p text:style-name="P1">Chorągiew pancerna Zygmunta Adama Słuszki</text:p>
      <text:p text:style-name="P1">chorągiew lekka Samuela Kmicica </text:p>
      <text:p text:style-name="P1">chorągiew lekka Michała Radziwiłła, pod dowództwem Krzysztofa Zienowicza </text:p>
      <text:p text:style-name="P1">chorągiew lekka Feliksa Morsztyna</text:p>
      <text:p text:style-name="P1">chorągiew lekka Aleksandra Połubińskiego, pod dowództwem Bartosza Rozmiarowskiego</text:p>
      <text:p text:style-name="P1">chorągiew lekka Józefa Słuszki </text:p>
      <text:p text:style-name="P1">Razem około 700-800 ludzi. </text:p>
      <text:p text:style-name="P4"/>
      <text:p text:style-name="P4">2) Pułk jazdy Stanisława Druszkiewicza</text:p>
      <text:p text:style-name="P1">Chorągiew husarska Krzysztofa Potockiego pod dowództwem Jana Karola Młockiego</text:p>
      <text:p text:style-name="P1">Chorągiew husarska Michała Radziwiłła <text:s/>pod dowództwem Kazimierza Przyjałkowskiego</text:p>
      <text:p text:style-name="P1">Chorągiew husarska Stanisława Radziwiłła stolnika litewskiego</text:p>
      <text:p text:style-name="P1">Regiment rajtarów Michała Radziwiłła, pod dowództwem Jakuba Czambersa</text:p>
      <text:p text:style-name="P1">Regiment rajtarów księstwa kleckiego pod dowództwem ppłk. N. Weretycza</text:p>
      <text:p text:style-name="P1">Chorągiew pancerna Stanisława Druszkiewicza, pod dowództwem Kazimierza Domańskiego </text:p>
      <text:p text:style-name="P1">Chorągiew pancerna Jerzego Radziwiłła, pod dowództwem <text:span text:style-name="T29">Kazimierza Dowgiało Zawiszy</text:span></text:p>
      <text:p text:style-name="P1">Chorągiew petyhorska Hieronima Sanguszki, pod dowództwem Andrzeja Scipio de <text:soft-page-break/>Campo</text:p>
      <text:p text:style-name="P1">Razem około 1000-1200 ludzi. </text:p>
      <text:p text:style-name="P1"/>
      <text:p text:style-name="P4">3.) Pułk Jazdy Jerzego Chodkiewicza</text:p>
      <text:p text:style-name="P1">Chorągiew petyhorska Jerzego Chodkiewicza, pod dowództwem Andrzeja Tolwosza Sierkiewicza</text:p>
      <text:p text:style-name="P1">Chorągiew pancerna Hrehorego Kazimierza Podbereskiego, <text:s/>pod dowództwem Stanisława Wozgiłowicza Markiewicza </text:p>
      <text:p text:style-name="P1">Chorągiew petyhorska Andrzeja Zawiszy</text:p>
      <text:p text:style-name="P1">Chorągiew petyhorska Mikołaja Rossodeckiego</text:p>
      <text:p text:style-name="P1">Chorągiew lekka Jerzego Chodkiewicza, pod dowództwem Andrzeja Kierkidły</text:p>
      <text:p text:style-name="P1">Chorągiew lekka <text:span text:style-name="T29">Teodora Haskiego-Drackiego</text:span></text:p>
      <text:p text:style-name="P1">Chorągiew lekka Adama Narbutta</text:p>
      <text:p text:style-name="P1">Razem około 500- 600 ludzi </text:p>
      <text:p text:style-name="P4"/>
      <text:p text:style-name="P4">4.)Pułk jazdy Ostapa Tyszkiewicza</text:p>
      <text:p text:style-name="P6">Chorągiew kozacka Ostapa Tyszkiewicza</text:p>
      <text:p text:style-name="P1">Chorągiew petyhorska Jan Denrhoffa, <text:span text:style-name="T29">pod dowództwem Gedeona Borka</text:span></text:p>
      <text:p text:style-name="P1">Chorągiew petyhorska Leona Sapiehy pod dowództwem Żabieskiego, </text:p>
      <text:p text:style-name="P1">Chorągiew petyhorska Jerzego Sapiehy, pod dowództwem Krzysztofa Szweryna,</text:p>
      <text:p text:style-name="P1">Chorągiew lekka Hieronima Sołtana</text:p>
      <text:p text:style-name="P1">chorągiew lekka Marcina Naruszewicza</text:p>
      <text:p text:style-name="P1">chorągiew lekka Szymona Ogińskiego </text:p>
      <text:p text:style-name="P1">chorągiew lekka Rafała Góreckiego</text:p>
      <text:p text:style-name="P1">chorągiew lekka Daniela Ordyńca</text:p>
      <text:p text:style-name="P1">Razem około 900-1000 ludzi. </text:p>
      <text:p text:style-name="P1">Całość sił litewskich mogła wynosić do 3500 ludzi. </text:p>
      <text:p text:style-name="P17">Przy Sobieskim znalazło się w sumie około 7000 piechoty (powoli dołączały wyprawy piesze sandomierska, oraz grupy z lubelskiego i z Mazowsza), 5500 dragonów, do 14 000 jazdy, w tym 3500 litewskiej – łącznie dawało to 25500 ludzi. </text:p>
      <text:p text:style-name="P1"><text:soft-page-break/>W uzupełnieniu tych sił głównych przygotowano dodatkowe zgrupowania na kierunkach pobocznych, z których mogły jednak wyjść uderzenia przeciwnika. W obozie pod Kaliszem miały pozostać jednostki pod dowództwem Mikołaja Sieniawskiego, w składzie:</text:p>
      <text:p text:style-name="P1"><text:span text:style-name="T33">1.) Brygada pod dowództwem gen. J. Loebla</text:span> obejmująca: - Regiment piechoty Mikołaja Sieniawskiego, pod dowództwem ppłk. Heydwela, Regiment piechoty płk. Jana Zygmunta Loebla, pod dowództwem płk. Jana Fryderyka Grobelna, Regiment dragonów Rafała Leszczyńskiego pod Samuelem Chrzanowskim (odwołany ze służby garnizonowej w Prusach w połowie września), Regiment piechoty płk. Otto Fabiana Kinzinga, Regiment piechoty Ernesta Denhoffa, pod dowództwem ppłk. Filipa Jakuba Forstera oraz Regiment piechoty płk. Marka Butlera – łącznie ok. 3000-3500 ludzi</text:p>
      <text:p text:style-name="P4"/>
      <text:p text:style-name="P4">2.) Pułk Andrzeja Modrzewskiego</text:p>
      <text:p text:style-name="P1">Chorągiew husarska koronna Mikołaja Sieniawskiego, pod Stanisławem Tęgoborskim</text:p>
      <text:p text:style-name="P1">Chorągiew husarska pod dowództwem Aleksandra Polanowskiego</text:p>
      <text:p text:style-name="P1">Chorągiew husarska Jana Wielopolskiego, kanclerza wielkiego koronnego, pod dowództwem Stanisława Małachowskiego</text:p>
      <text:p text:style-name="P1">Chorągiew husarska (dawna pancerna) Jarosza Lipińskiego</text:p>
      <text:p text:style-name="P1">Chorągiew arkebuzerii Mikołaja Sieniawskiego, pod dowództwem mjr. Jerzego Rostocka </text:p>
      <text:p text:style-name="P1">Chorągiew pancerna Andrzeja Modrzewskiego, pod dowództwem Sękowskiego</text:p>
      <text:p text:style-name="P1">Chorągiew pancerna Stanisława Ossolińskiego, pod dowództwem Pruszczyckiego<text:tab/></text:p>
      <text:p text:style-name="P1">Chorągiew pancerna Jerzego Mniszka</text:p>
      <text:p text:style-name="P1">Chorągiew pancerna Mariusza Stanisława Jaskólskiego</text:p>
      <text:p text:style-name="P1">Chorągiew pancerna Jana Chorzewskiego</text:p>
      <text:p text:style-name="P1">Razem około 1500 ludzi </text:p>
      <text:p text:style-name="P4">3.) Pułk Jana Karola Daniłowicza</text:p>
      <text:p text:style-name="P1">Chorągiew pancerna Jana Karola Daniłowicza</text:p>
      <text:p text:style-name="P1"><text:soft-page-break/>Chorągiew pancerna Mikołaja Sapiehy</text:p>
      <text:p text:style-name="P1">Chorągiew pancerna Mikołaja Sieniawskiego</text:p>
      <text:p text:style-name="P1">Chorągiew pancerna Melchiora Grudzińskiego, pod dowództwem por. Osińskiego</text:p>
      <text:p text:style-name="P1">Chorągiew pancerna Kazimierza Humieckiego</text:p>
      <text:p text:style-name="P1">Chorągiew pancerna Kazimierza Domaszewskiego</text:p>
      <text:p text:style-name="P1">Chorągiew lekka Jana Pieniążka</text:p>
      <text:p text:style-name="P1">Chorągiew pancerna Jerzego Ruszczyca </text:p>
      <text:p text:style-name="P1">Razem ok. 1000 ludzi </text:p>
      <text:p text:style-name="P1">Uzupełnieniem sił głównych miały być wzmocnione na czas spodziewanego konfliktu garnizony w ważniejszych fortecach lub miastach. </text:p>
      <text:p text:style-name="P4">1.) Garnizon Lobowli -<text:span text:style-name="T25"> około 600 ludzi </text:span></text:p>
      <text:p text:style-name="P1">Chorągiew piechoty węgierskiej Siekierzyńskiego</text:p>
      <text:p text:style-name="P1">Regiment piechoty płk. Józefa Łączyńskiego</text:p>
      <text:p text:style-name="P1">Regiment Dragonów Mikołaja Potockiego <text:s/></text:p>
      <text:p text:style-name="P1"/>
      <text:p text:style-name="P4">2.) Garnizon Żywca -<text:span text:style-name="T25"> około 600 ludzi </text:span></text:p>
      <text:p text:style-name="P1">Regiment dragonów Pakosława Kazimierza Lanckorońskiego</text:p>
      <text:p text:style-name="P1">Regiment piechoty płk. Jerzego Krzysztofa von Rosseta</text:p>
      <text:p text:style-name="P1">Chorągiew piechoty węgierskiej pod Gładkowskim </text:p>
      <text:p text:style-name="P1"/>
      <text:p text:style-name="P1"><text:span text:style-name="T33">3.) Garnizon Czorsztyna</text:span> <text:span text:style-name="T33">-</text:span><text:span text:style-name="T25"> około 400 ludzi </text:span></text:p>
      <text:p text:style-name="P1">chorągiew serdyńska, pod rotmistrzem Tomaszem Kazimierzem Głuskim</text:p>
      <text:p text:style-name="P1">Regiment piechoty płk. Andrzeja Prusinowskiego </text:p>
      <text:p text:style-name="P1"/>
      <text:p text:style-name="P4">4.) Garnizon Wiśniccy - około 600 ludzi </text:p>
      <text:p text:style-name="P1">Oddział nadworny Lubomierskich </text:p>
      <text:p text:style-name="P1">Regiment piechoty pod dowództwem Prusińskiego</text:p>
      <text:p text:style-name="P1">chorągiew lekka Krzysztofa Szachmancera </text:p>
      <text:p text:style-name="P1"/>
      <text:p text:style-name="P1"><text:span text:style-name="T33">5.) Poznań </text:span>(Regiment Dragonów Władysława Łosia pod dowództwem ppłk. <text:soft-page-break/>Hermana Szwarca, Chorągiew dragońska Ludwika Szczawińskiego, pod dowództwem mjr. Brinka; Regiment piechoty Jana Rutkowskiego, Regiment piechoty Jana Lipskiego, pod mjr. Gehardem von Fitinhoffem, Regiment dragonów Stanisława Koniecpolskiego, pod dowództwem Jana Laussona, wyprawa piesza poznańska i kaliska, chorągiew lekka Andrzeja Sierakowskiego) – razem blisko 3000 ludzi </text:p>
      <text:p text:style-name="P1"/>
      <text:p text:style-name="P1"><text:span text:style-name="T33">6.) Wschowa</text:span> (Regiment piechoty Władysława Reja, pod mjr. Jerzym Guitry, Regiment piechoty Michała Działyńskiego pod kpt. Piertą, Regiment rajtarów Jakuba Kopackiego, Regiment rajtarów Fryderyka Kazimierza Kettlera ) - razem około 1500 ludzi </text:p>
      <text:p text:style-name="P4"/>
      <text:p text:style-name="P1"><text:span text:style-name="T33">7.) Kostrzyn</text:span> (Regiment piechoty Krzysztofa de Bohana, Regiment piechoty Stanisława Jabłonowskiego pod ppłk. Zygmuntem Fryderykiem de Streamem, Regiment piechoty Generała Michała Żebrowskiego, Regiment piechoty płk. Jana Samuela Chrząstowskiego, Regiment Dragonów Jana Selęckiego, pod dowództwem ppłk. Flanca, chorągiew pancerna Gabriela Silnickiego, pod dowództwem Michała Wasilkowskiego, chorągiew pancerna Jana Opalińskiego, chorągiew pancerna Tuburycego Żurawskiego pod dowództwem Adama Witowskiego, chorągiew pancerna Władysława Skoraszewskiego, pod dowództwem por. Jana Ulatowskiego, trzy chorągwie „krymskie”) – razem około 3000-3500 ludzi pod komendą gen. Michała Żebrowskiego. </text:p>
      <text:p text:style-name="P1">Istniało też zgrupowanie armii koronnej w Nowej Marchii. Odziały wojewody Stanisława Jabłonowskiego, obozujące pod Gorzowem (Landsbergiem) i przygotowane do walk na Pomorzu, w przypadku utraty przez Szwedów Szczecina marszu wojsk elektorskich do Wielkopolski, lub na Śląsku, w przypadku rozpoczęcia cesarskiej ofensywy na Poznań lub Szczecin. Skradały się na niej:</text:p>
      <text:p text:style-name="P1"/>
      <text:p text:style-name="P4">1.) Pułk Stefana Bidzińskiego</text:p>
      <text:p text:style-name="P1">Chorągiew husarska Stanisława Jabłonowskiego, pod dowództwem Zbigniewa <text:soft-page-break/>Bliskowskiego </text:p>
      <text:p text:style-name="P1">Chorągiew husarska Aleksandra Lubomirskiego, pod dowództwem Władysława Wilczkowskiego </text:p>
      <text:p text:style-name="P1">Chorągiew pancerna Stanisława Jabłonowskiego, pod dowództwem Strzałki </text:p>
      <text:p text:style-name="P1">Chorągiew pancerna Stefana Bidzińskiego, pod dowództwem por. Łazińskiego </text:p>
      <text:p text:style-name="P1">Chorągiew pancerna Dominika Potockiego, pod dowództwem por. Golijowskiego</text:p>
      <text:p text:style-name="P1">Chorągiew pancerna Rafała Makowskiego pod por. Pruszczyckim </text:p>
      <text:p text:style-name="P1">Chorągiew pancerna Stanisława Fredry</text:p>
      <text:p text:style-name="P1">Chorągiew pancerna Kazimierza Grudzińskiego</text:p>
      <text:p text:style-name="P1">Razem około 1000 ludzi </text:p>
      <text:p text:style-name="P4">2.) Pułk Jazdy Gabriela Silnickiego</text:p>
      <text:p text:style-name="P1">Chorągiew pancerna Jana Michała Myśliszewskiego</text:p>
      <text:p text:style-name="P1">Chorągiew pancerna Wojciecha Prażmowskiego, pod dowództwem por. Aleksandra Tarnowskiego </text:p>
      <text:p text:style-name="P1">Chorągiew pancerna Stanisława Opalińskiego</text:p>
      <text:p text:style-name="P1">Chorągiew pancerna Stanisława Kowalewskiego</text:p>
      <text:p text:style-name="P1">Chorągiew pancerna Jakuba Potockiego, </text:p>
      <text:p text:style-name="P1">chorągiew pancerna Stanisława Sariusza Łazińskiego</text:p>
      <text:p text:style-name="P1">Chorągiew pancerna Jana Malskiego cześnika czernichowskiego, pod dowództwem Mękarskiego </text:p>
      <text:p text:style-name="P1">Chorągiew lekka Stefana Bidzińskiego, pod dowództwem Bruskiego </text:p>
      <text:p text:style-name="P1">Chorągiew lekka Stanisława Jabłonowskiego pod Marcinem Pukaczewskim </text:p>
      <text:p text:style-name="P1">Dwie chorągwie „krymskie” </text:p>
      <text:p text:style-name="P1">Razem ok. 1200 ludzi </text:p>
      <text:p text:style-name="P1"/>
      <text:p text:style-name="P4">3.) Pułk <text:s/>Krzysztofa Łasko</text:p>
      <text:p text:style-name="P1">Chorągiew pancerna Krzysztofa Łasko</text:p>
      <text:p text:style-name="P1">Chorągiew pancerna Franciszka Jan Dzieduszyckiego pod dowództwem por. Cebrowskiego </text:p>
      <text:p text:style-name="P1">Chorągiew pancerna Jana Dobrogosta Krasińskiego, pod dowództwem por. Jana <text:soft-page-break/>Berkowskiego </text:p>
      <text:p text:style-name="P1">Chorągiew lekka Jerzego Frąckiewicza </text:p>
      <text:p text:style-name="P1">Chorągiew lekka Andrzeja Kamińskiego</text:p>
      <text:p text:style-name="P1">Chorągiew pancerna Józefa Lubomirskiego pod A. Wielowiejskim</text:p>
      <text:p text:style-name="P1">Chorągiew lekka Michała Kazimierza Siesickiego </text:p>
      <text:p text:style-name="P1">Dwie chorągwie „krymskie”</text:p>
      <text:p text:style-name="P1">Razem około 1000 ludzi </text:p>
      <text:p text:style-name="P1"/>
      <text:p text:style-name="P4">4.) Pułk <text:s/>Michała Zbrożka</text:p>
      <text:p text:style-name="P1">Chorągiew husarska Marcina Zamoyskiego pod dowództwem Warzyńskiego</text:p>
      <text:p text:style-name="P1">Chorągiew husarska Andrzeja Morsztyna, pod dowództwem Mikołaja Żaboklickiego</text:p>
      <text:p text:style-name="P1">Chorągiew pancerna Ludwika Ciswickiego</text:p>
      <text:p text:style-name="P1">Chorągiew pancerna Franciszka Brzuchowskiego</text:p>
      <text:p text:style-name="P1">Chorągiew pancerna A. Komornickiego</text:p>
      <text:p text:style-name="P1">Chorągiew pancerna Michała Zbrożka, pod dowództwem Dybowskiego</text:p>
      <text:p text:style-name="P1">Chorągiew pancerna Aleksandra Chodorowskiego, pod dowództwem por. Dobrosołowskiego </text:p>
      <text:p text:style-name="P1">Chorągiew pancerna Stanisława Wężyka</text:p>
      <text:p text:style-name="P1">Chorągiew lekka Andrzeja Miączyńskiego</text:p>
      <text:p text:style-name="P1">Chorągiew wolontariuszy J. Mysławkowskiego</text:p>
      <text:p text:style-name="P1">Chorągwie wolontariuszy J. Rokitnickiego </text:p>
      <text:p text:style-name="P1">Razem około 1500 ludzi </text:p>
      <text:p text:style-name="P4">5.) Pułk Marcina Cieńskiego</text:p>
      <text:p text:style-name="P1">Chorągiew husarska (dawniej pancerna) Marcina Cieńskiego</text:p>
      <text:p text:style-name="P1">Chorągiew pancerna Stefana Zahorowskiego</text:p>
      <text:p text:style-name="P1">Chorągiew pancerna Samuela Lipskiego</text:p>
      <text:p text:style-name="P1">Chorągiew pancerna Teodora Tyszkiewicza</text:p>
      <text:p text:style-name="P1">Chorągiew pancerna Stefana Górskiego </text:p>
      <text:p text:style-name="P1">Chorągiew tatarska Michała Aleksandrowicza</text:p>
      <text:p text:style-name="P1">Chorągiew wolontariuszy St. Walewskiego</text:p>
      <text:p text:style-name="P1"><text:soft-page-break/>Chorągiew wolontariuszy M. Warszyńskiego </text:p>
      <text:p text:style-name="P1">Razem około 1000 ludzi </text:p>
      <text:p text:style-name="P1"/>
      <text:p text:style-name="P1">Oddziały i garnizony, które pozostały na Ukrainie wyglądały w poniższy sposób. </text:p>
      <text:p text:style-name="P4">1.) Powołocza </text:p>
      <text:p text:style-name="P1">Regiment piechoty płk. Pawła Domaradzkiego</text:p>
      <text:p text:style-name="P1">Chorągiew lekka Stefana Nickiego</text:p>
      <text:p text:style-name="P1">Chorągiew lekka Stefana Bala – razem ok. 300 ludzi </text:p>
      <text:p text:style-name="P4">2.) Bar </text:p>
      <text:p text:style-name="P1">Regiment piechoty Bąkowskiego, pod płk. Przeorskim</text:p>
      <text:p text:style-name="P1">Chorągiew dragonii Marcina Kazimierza Borowskiego, <text:s/></text:p>
      <text:p text:style-name="P1">Chorągiew pancerna Jana Potockiego, pod dowództwem Jerzego Stetkiewicza, </text:p>
      <text:p text:style-name="P1">chorągiew pancerna, dawniej lekka Andrzeja Potockiego pod Dobracewskim Chorągiew lekka Stanisława Miączyńskiego </text:p>
      <text:p text:style-name="P1">Chorągiew lekka Jerzego Huzdewena – ok. 600 ludzi </text:p>
      <text:p text:style-name="P4">3.) Międzybórz </text:p>
      <text:p text:style-name="P1">Regiment piechoty koronnej płk. Otto de Seswegena, </text:p>
      <text:p text:style-name="P1">Chorągiew lekka Jerzego Skarżyńskiego, tzw. chorągiew bośniacka </text:p>
      <text:p text:style-name="P1">Chorągiew lekka Andrzeja Dymidewskiego pod Teodorem Jasiełkowskim</text:p>
      <text:p text:style-name="P1">Chorągiew lekka Gabriela Temruka Czerkasa – razem ok. 400 ludzi </text:p>
      <text:p text:style-name="P1"/>
      <text:p text:style-name="P4">4.) Biała Cerkiew</text:p>
      <text:p text:style-name="P1">Regiment piechoty płk. Jana Władysława Mańkowskiego</text:p>
      <text:p text:style-name="P1">Chorągiew pancerna Aleksandra Gogolińskiego</text:p>
      <text:p text:style-name="P1">Chorągiew lekka Pawła Drozdowskiego,</text:p>
      <text:p text:style-name="P1">Chorągiew lekka Floriana Dobrzelowskiego – razem ok. 400 ludzi </text:p>
      <text:p text:style-name="P1"/>
      <text:p text:style-name="P1">Armia WXL stojąca pod Piławą – kontynuująca oblężenie składała się z najstępujących oddziałów:</text:p>
      <text:p text:style-name="P4">1.) Pułk jazdy Karola Niemiricza </text:p>
      <text:p text:style-name="P1"><text:soft-page-break/>Chorągiew pancerna Gerharda Denhoffa, pod dowództwem Karola Niemiricza </text:p>
      <text:p text:style-name="P1">Chorągiew pancerna Stanisława Radziwiłła, <text:s/>pod dowództwem Krzysztofa Łapy</text:p>
      <text:p text:style-name="P1">Chorągiew pancerna Wiktoryna Mleczki, pod dowództwem Gotfreda Ulika</text:p>
      <text:p text:style-name="P8">Chorągiew pancerna Aleksandra Sapiehy</text:p>
      <text:p text:style-name="P1">Chorągiew petyhorska Michała Kociełła</text:p>
      <text:p text:style-name="P1">Chorągiew lekka Ludwika Pocieja</text:p>
      <text:p text:style-name="P1">Chorągiew lekka Samuela Giedroycia</text:p>
      <text:p text:style-name="P1">Chorągiew lekka Rafała Dowgajły </text:p>
      <text:p text:style-name="P1">Chorągiew lekka Kazimierza Chreptowicza</text:p>
      <text:p text:style-name="P1"/>
      <text:p text:style-name="P4">2.) Oddziały piechoty i dragonii WXL</text:p>
      <text:p text:style-name="P1">Regiment piechoty Michała Radziwiłła, pod dowództwem ppłk. Jana Jakuba Ochappa </text:p>
      <text:p text:style-name="P1">Regiment pieszy prywatny ks. Stanisława Radziwiłła kleckiego pod dowództwem mjr. Łastowskiego</text:p>
      <text:p text:style-name="P1">Regiment piechoty Dominika Radziwiłła pod dowództwem mjr. Kacpra Jorsta de Berensfeira</text:p>
      <text:p text:style-name="P1">Regiment dragoński Dominika Potockiego, pod mjr. Emerykiem Mirbachem</text:p>
      <text:p text:style-name="P1">Regiment piechoty Michała Radziwiłła pod dowództwem ppłk. Jana Krzysztofa von Hundorffa </text:p>
      <text:p text:style-name="P1">Regiment piechoty płk. Jana Henryka ab Alten Bokuma </text:p>
      <text:p text:style-name="P1">Regiment piechoty Kazimierza Sapiehy ppłk. Ferdynandem Wolffem</text:p>
      <text:p text:style-name="P1">Regiment piechoty <text:s/>Krzysztofa Lettowa</text:p>
      <text:p text:style-name="P1">Regiment piechoty Aleksandra Puzyny</text:p>
      <text:p text:style-name="P4">3.) Odziały piechoty koronnej oblegające Piławę </text:p>
      <text:p text:style-name="P7">Regiment piechoty płk. Stanisława Niemiry </text:p>
      <text:p text:style-name="P7">Regiment piechoty płk. Wacława Wilhelma Dobrzyca </text:p>
      <text:p text:style-name="P7">Regiment piechoty Władysława Denhoffa, pod dowództwem płk. Jana Ernesta Korffa </text:p>
      <text:p text:style-name="P7">Regiment piechoty ppłk. Jerzego Hahn'a </text:p>
      <text:p text:style-name="P7">Regiment piechoty płk. Jana Linkhauza </text:p>
      <text:p text:style-name="P7"><text:soft-page-break/>Regiment piechoty płk. Ottona Ernesta Rappa </text:p>
      <text:p text:style-name="P7">Regiment piechoty płk Otto Fryderyka Felkersamba, pod dowództwem Gotfrieda Halbacha de Porta </text:p>
      <text:p text:style-name="P7">Istniały też jednostki armii litewskiej, które w Prusach przejęły służbę garnizonową, w tym w szczególności były to: </text:p>
      <text:p text:style-name="P7">Chorągiew lekka Jana Robeckiego – Tylża</text:p>
      <text:p text:style-name="P7">Regiment piechoty Andrzeja Giełguda, pod dowództwem płk. Wilhelma Klata garnizon Welawy, a potem w innych miejscowościach. <text:s/></text:p>
      <text:p text:style-name="P7">Kompania dragońska Konstantego Jana Szujskiego, pod dowództwem Jana Ottenhausena – garnizony</text:p>
      <text:p text:style-name="P7">Regiment dragoński Jerzego Tyzenhauza, pod dowództwem płk. <text:s/>Eberharda Ixkiela – garnizony</text:p>
      <text:p text:style-name="P7">Regiment pieszy Jana Ogińskiego pod dowództwem płk. Stefana Grothusa - Kłajpeda</text:p>
      <text:p text:style-name="P7">Chorągiew Jana Horaina – garnizony</text:p>
      <text:p text:style-name="P7">Chorągiew lekka Jana Kiełczewskiego - garnizony</text:p>
      <text:p text:style-name="P7">Chorągiew lekka Rafała Iszory – garnizony</text:p>
      <text:p text:style-name="P7">W tym samym czasie natomiast Kazimierz Sapieha, chcący podkreślić swoją pozycję, z podszeptu podskarbiego litewskiego, zachował się nielojalnie i odesłał na Litwę z początkiem września następujące jednostki – wymawiajac się, iż nie ma środków na ich bieżące utrzymanie. </text:p>
      <text:p text:style-name="P7">Chorągiew husarska WXL Franciszka Stefana Sapiehy, pod dowództwem Pierzchowskiego</text:p>
      <text:p text:style-name="P7">Chorągiew pancerna Kazimierza Sapiehy, pod dowództwem Romana Danilewicza</text:p>
      <text:p text:style-name="P7">Chorągiew pancerna Franciszka Sapiehy, pod dowództwem Jakuba Jarnowskiego </text:p>
      <text:p text:style-name="P7">Chorągiew petyhorska Michała Sapiehy, <text:s/>pod dowództwem Michała Szykiera</text:p>
      <text:p text:style-name="P7">chorągiew petyhorska Jana Kopcia, pod dowództwem Marcjana Sabińskiego,</text:p>
      <text:p text:style-name="P7">chorągiew petyhorska Benedykta Sapiehy, pod dowództwem Pawła Hulewicza</text:p>
      <text:p text:style-name="P7">chorągiew lekka Franciszka Sapiehy, <text:s/>pod dowództwem Krzysztofa Syrucia</text:p>
      <text:p text:style-name="P7">freikompania Stanisława Sapiehy, pod dowództwem Wojciecha Wojnarowskiego </text:p>
      <text:p text:style-name="P7">W sumie stanowiło to około 1000 koni. Chorągwie te rozlokowano na Żmudzi i pod <text:soft-page-break/>Wilnem, częściowo rozpuszczano. Na Litwie, główni na wschodzie stały też inne oddziały, jakie do Prus nie wymaszerowały, były to: </text:p>
      <text:p text:style-name="P7">Chorągiew pancerna Władysława Sapiehy</text:p>
      <text:p text:style-name="P7">Chorągiew petyhorska Krzysztofa Denhoffa</text:p>
      <text:p text:style-name="P7">Chorągiew lekka Jana Platera</text:p>
      <text:p text:style-name="P7">Chorągiew lekka Jerzego Kościałowskiego</text:p>
      <text:p text:style-name="P7">Regiment litewskich dragonów Otto Fielkierżamba, pod dowództwem Jana Wilhelma Loebla </text:p>
      <text:p text:style-name="P7">Regiment piechoty Adama Litawora Chreptowicza pod dowództwem płk. Stanisława Lipnickiego</text:p>
      <text:p text:style-name="P7">W trakcie formowania były jednostki wschodniopruskie, które stały w obozie pod Piławą. W skład wchodziły: Regiment rajtarii pruskiej płk. Adama Hohendorffa, Kompania rajtarii pruskiej Teodora Schliebena, Regiment Dragonów Ahasvera von Lehndorff’a, Regiment piechoty Franciszka von Donhoffa, Regiment piechoty Fryderyka von Donhoffa. </text:p>
      <text:p text:style-name="P9"/>
      <text:list xml:id="list5458532248475862211" text:style-name="L3">
        <text:list-item>
          <text:p text:style-name="P21">Wyprawa wojsk cesarskich na Kraków</text:p>
        </text:list-item>
      </text:list>
      <text:p text:style-name="P1">W dniu 3 października z Cieszyna wyszły oddziały cesarskie. Pomaszerowały one wolno w kierunku Krakowa. Dowódca austriacki Filip von Platz-Sulzbach nie zgromadził jednak wszystkich swoich oddziałów, bowiem wbrew wyraźnym rozkazom Joachim von Spork nie odesłał tych wojsk jakie gromadził w rejonie Wrocławia. Poza regimentem piechoty jego szefostwa, znajdowały się tam pojedyncze kompanie regimentów Fonii i Rimpler, cztery freikompanie piechoty oraz jednostki miejscowej milicji, a także kawaleria, z regimentu Caprrara – świeżo przybyłe kompanie, a także oczekiwał on na dalsze posiłki w miarę postępu formowanych dodatkowo oddziałów. </text:p>
      <text:p text:style-name="P1">Filip von Platz-Sulzbach posiadał w regimentach Souches, Steim, Porcia, Planz-Sulbach, Fonii, Rimpler, Logan oraz w samodzielnych freikompaniach - około 60 kompanii i 9000 piechurów. Kawaleria obieła 21 szwadronów kirasjerów oraz 14 <text:soft-page-break/>szwadronów dragońskich, razem ok. 3000 ludzi, do czego doszło ok. 500 Węgrów Pallffyego i Collonty’ego. Kierunku Żywca wyszła też grupa Węgrów z oddziałów Bakarczy’ego, Holvalh’a oraz Korolyi’ego z zadaniem rozpoznania prawego brzegu Wisły. Główne natomiast siły cesarskie skierowały się na Pszczynę, a następnie 5 października zostały skoncentrowane w rejonie Chełma Śląskiego. Szybko zaczęły rabować pobliski włości należące do klucza lipowskiego, jaki należał do biskupstwa krakowskiego. Austriaków nagliła pogarszająca się pogoda. Filip von Platz-Sulzbach nie nalegał już na dołączenie wojsk stojących pod Wrocławiem. Złożyło się na to kilka przyczyn. Po pierwsze uważał, iż szybie wkroczenie w granice RON wzbudzą polityczny ferment i niepokój pomiędzy szlachtą, a w tym tonie brzmiały nowe wytyczne Nadwornej Rady Wojennej określające jego zadania. Po drugie uważano w dowództwie cesarskim, iż mimo wszystko Kraków do dłuższej obrony nie jest przygotowany a odpowiednia demonstracja zbrojna zmusi miejscowych możnych do negocjacji i kapitulacji. Doświadczenia z okresu Potopu i wysuwana na tej podstawie znajomość miejscowych realiów wśród cesarskich oficerów, podpowiadała im tego rodzaju obrót sprawy i spodziewano się powszechnego braku oporu w obliczu zdecydowanej agresji. Sobieskiego z główną armią spodziewano się raczej pod Kaliszem i Poznaniem, z uwagi na walki z Brandenburgią i informację, iż Szwedzi nakłonili polskiego króla do interwencji w rejonie Szczecina. To rodziło też możliwość, iż w przypadku odejścia Jana III nad ujście Odry ze swoim wojskiem, Austriacy mogli by wykonać przy pomocy rozbudowywanego zgrupowania von Sporka dywersji w Wielkopolsce i ponownego ożywienia miejscowej szlacheckiej opozycji przeciwko Janowi III. Joachim von Spork, nie mający już z powodu wieku jasnego rozpoznania w sytuacji na pograniczu Wielkopolski i Śląska opierał się na słabych przepuszczeniach oraz nie opartej w faktach wierze w nieprzychylne Sobieskiemu powszechnie nastroje miejscowej szlachty oraz wieściach o jego planach bezpośredniego uderzenia na Wielkiego Elektora i zmuszenia go do pokoju. W tych przypuszczeniach sam kurfirst usilnie go wzmacniał alarmując o zagrożeniu Berlina przez Polaków i domagał się uderzenia na Kraków, a jako miejsce spotkania swoich wojsk i armii cesarskiej widział Poznań lub Warszawę. W dniu 6 października <text:soft-page-break/>podjazd kirasjerów i dragonów - razem 9 szwadronów prowadzonych przez ks. Johanna Adolpha von Schleswig-Holsteina (1634-1704) dotarły i spaliły przedmieścia Oświęcimia, a następnie zajęły i splądrowały zamek w Lipowcu. Pozostał wojska cesarskie przeszły tego dni trasą między miejscowościami Jeleń, Chrzanów, Zalas i Morawica, gdzie zatrzymano się na postój. Tam też dołączyła jazda cesarska, która zawróciła spod Lipowca. Na miejscu pojawili się też kanonicy krakowscy z apelem o nie grabienie należących do kościoła posiadłości. Kolejnego dnia wojska cesarskie skierowały się w dwóch kierunkach. Na Zwierzyniec, gdzie natknięto się na grupę jazdy krakowskiego garnizonu prowadzone przez Marcina Bogusza. Doszło wówczas, to jest wieczorem 7 października do starcia dragonów regimentu Wopping z polskimi chorągwiami na podejściach do Zwierzyńca. Cesarscy dragonii ponieśli duże straty, ale nocą nadciągnęły posiłki i Polacy wycofali się ku bramie Szewskiej, na Garbary. Na Garbarach stała już polska piechota – regiment Jana Glińskiego oraz ok. 100 mieszczan. Następnego dnia rano Polacy wycofali się zza mury Krakowa i obsadzili rejon baszty Szewskiej. Na miejsce wkroczyli Austriacy i spalili okoliczne zabudowania przygotowując przedpole do oblężenia. Ogień długo i niszczycielsko trawił zachodnie przedmieścia miasta, czym budził niemały lęk wśród jego mieszkańców. Dla poprawienia nastrojów pchnięto wieczorem 8 października improwizowaną chorągiew złożoną z ochotników, do jakich przyłączyło się około 50 mieszczan i studentów, przeciw Austriakom wszczynającym pożary. Doszło do krótkiej wymiany ognia i harców polskiej kawalerii w pobliżu tej bramy. Pojmano jeńców, w tym kilku oficerów, wśród jakich był major odpowiedzialny za przeprowadzenie pomiarów przed rozpoczęciem prac oblężniczych. </text:p>
      <text:p text:style-name="P1">Tego też samego dnia, to jest 8 października pozostałe jednostki austriackie przesunęły się przez Mydlniki na Bronowice. Miano przeprowadzić rozpoznanie w kierunku Kazimierza i jeden z kirasjerskich szwadronów patrolował Wisłę na zachód od Krakowa, szukając brodów. Wysłano też posłów, w tym księcia Johanna Adolpha von Schleswig-Holsteina, aby wynegocjować poddanie miasta. Posłów jednak do miasta nie wpuszczono i krótkie rozmowy odbyły się w klasztorze O. Kapucynów. <text:soft-page-break/>Obrońców reprezentowali komisarze pod kierownictwem kasztelana oświęcimskiego Pawła Stokowskiego. </text:p>
      <text:p text:style-name="P1">W samym mieście biły od świtu dzwony na trwogę, zamknięto bramy, zarządzono nieustanne nabożeństwa. W godzinach popołudniowych nowy wypad jazdy Bogusza starał się z kirasjerami Poigera, którzy usiłowali podejść pod Kleparz. Tutaj też wybuchły pożary, na przedmieściach, ale obrońcy oparli się. W trakcie przygotowań do obrony ostał usypany wał okalający północną część Kleparza, gdzie stał garnizon – dragoni Stanisława Lubomirskiego, regiment W. Bykowskiego, oraz straż mieszczańska, wsparte przez lekką artylerią. </text:p>
      <text:p text:style-name="P1">Kolejne dni miały wg zamierzeń austriackich przenieść Krakowowi planowe oblężenie, ale odsiecz była już blisko i następne zdarzenia miały zupełnie pokrzyżować plany cesarskich wodzów. Jeszcze 9 października wojska cesarskie porządkowały przedmieścia szykując się do oblężenia. Rozpoczęły się potyczki żołnierzy obu stron. Raźno poczynała sobie polska artyleria, jak tylko mogąc dezorganizując prace żołnierzy cesarskich. Działa austriackie były bądź jeszcze w drodze lub dopiero planowano je ustawiać na stanowiskach. Niektóre tkwiły nadal z Cieszynie, inne w Oświęcimiu ładowano na barki i spławiano ku miastu, te idące lądem z powodu deszczowej pogody przesuwały się mozolnie. 9 października wodzowie cesarscy podciągnęli przez Łozów w bezpośrednie sąsiedztwo Krakowa. Przygotowali dla siebie kwatery klasztorze Karmelitów i planowali na ten dzień oczyścić ostatecznie przedmieścia Garbary, przenieść na drugi brzeg Rudawy i zamontować na stanowiskach baterie dział, tak aby w zasięgu znalazło się wzgórze wawelskie. Do prac tych Austriacy rzucili 4000 piechoty, a Polacy kontr ogniem jak tylko mogli starali się im przeszkadzać. Trwał kanonada ogniowa i to po obu stronach, bo Austriacy wcześniej już postawili dwie baterie w rejonie klasztoru Karmelitów i razili z nich obrońców na murach w rejonie kościołów św. Kazimierza, św. Macieja i św. Szczepana. W skutek ostrzału niegroźny i szybko stłumiony pożar ogarną dach pierwszej ze świątyń. </text:p>
      <text:p text:style-name="P1">Dla zabezpieczenie możliwości podejścia do miasta od strony wschodniej dowództwo wojsk cesarskich poleciło dokonać rozpoznania linii rzeki Prądnik. Po <text:soft-page-break/>jego dokonaniu kawaleria miał pozostać na miejscu, czujnie wypatrywać ewentualnej odsieczy i czekać na nowe rozkazy, a towarzysząca piechota powinna zablokować dostęp do Krakowa od strony wschodniej. Działania w tym zakresie planowano przeprowadzić w dniach 10-11 października, a potem planowano dokonać próby wejścia do Kazimierza, gdzie spodziewano się natrafić na słabszą obronę. Wyczekiwano jazdy węgierskiej idącej na tym kierunku, ale wszelki operacje wymagające przeprawy przez Wisły w tym okresie mocno utrudniał fakt nasilających się deszczy oraz raptownie rosnącego stanu wody na rzece. W dniu 10 października Austriacy nie zdołali wykonać swego planu z powodu fatalnej pogody i koniecznością urządzenia kwarantanny dla ok. 200 żołnierzy dotkniętych dyzenterią. Tego dnia także w Krakowie pojawiły się pierwsze przypadłości tej choroby, co mocno, mimo tajemnicy niepokoiło mieszkańców i dowódców obrony. Nocą nie próżnował też kawaleria garnizonu krakowskiego. Bogusz poprowadził dwie chorągwie w kierunku Nowej Wsi wzbudzając sporo popłochu i paląc zabudowania, gdzie ulokowano sporo piechoty, lazaret i tabory cesarskie. Militarnie wypad ten był tylko epizodem, ale wykazał brak czujności wartowników i opóźnił realizację planów przeciwnika. Dopiero zatem rankiem 11 października, po otrzymaniu mało kompletnych i zgoła nierzeczowych meldunków od patroli, jakie posłano w kierunku Prądnika dnia wcześniejszego – po informację i prowiant (kilka patroli reszta nie wróciło, z tych jakie miały pójść na Tonie i Witkowice). Ks. Johann Adolph von Schleswig-Holstein miał dokonać przemarszu na linię rzeki Prądnika, pod miejscowość Biały Prądnik. </text:p>
      <text:p text:style-name="P1">W tym samym czasie już w dniu 1 października Sobieski zwinął obóz pod Koniecpolem. Wysłał swoim zwyczajem silne podjazdy – Chełmskiego w kierunku Częstochowy, Miączyńskiego do Siewierza oraz Karczewskiego w stronę Olkusza. Zwiad ten mający na celu ustalenie czy w przestrzeni pomiędzy Częstochową a Oświęcimiem pojawiły się wojska cesarskie zakończył się potwierdzeniem w dniu 6 października z kilku źródeł. Podobnie zachowywały się Sieniawski dozorujący swój odcinek granicy. Do Olkusza doszły informację o spaleniu Oświęcimia, a następnego dnia pod Nową Górą chorągwie Karczewskiego, które miały zamiar to sprawdzić <text:soft-page-break/>natknęły się na cesarskie patrole jazdy. Wobec powyższego zawrócił on, aby dołączyć do sił głównym. Te ciągnęły przez Lelów do Pilczy, gdzie stały między 3 a 6 października, potem poszły pod Bylin na Wolbrom, gdzie 7 października założono kolejny obóz. Tam dołączyły podjazdy posłane pod Siewierz, natomiast chorągwie prowadzone na Częstochowę przez Chełmskiego dołączyły dwa dni potem. W dniu 8 października, nie zważając na opóźniająca się o jakieś dwa-trzy dni piechotę i cześć dragonów, jazda pod dowództwem Sobieskiego udała się pośpiesznie na Bylin, potem na Skałę i 10 października pokonała trasę między Brzozówką, Trojanowiczami a Zielonkami. Piechota i cześć dragonii zbiera się w tym czasie pod Wolbromiem i powoli szły ku Skale. W dniu 11 października Sobieski zaczął gromadzić swoje oddziały nad Prądnikiem, między Tonią a Rakowcami, przy czym większość z nich miała skupić się pod Górką i Białym Prądnikiem. Do jazdy dołączali kolejni dragonii, pojawiały się co bardziej karne oddziały piechoty. </text:p>
      <text:p text:style-name="P1">W dniu 11 października miało dojść do starcia pomiędzy obiema armiami na błoniach okalających pobliże Białego Prądnika. Oddziały cesarskie na miejscu składały się z regimentów kirasjerskich Schleswig-Holstein, Poiger i Scheffenberg – 19 szwadronów, dragonów z regimentu Wopping, Castell-Romano i London – 14 szwadronów. Do tego dochodziło 20 kompanii piechoty, wybranych z poszczególnych regimentów (6 kompanii z regimentu Souches, 4 kompanie z regimentu Streim, 2 kopanie z regimentu Knigge, 3 z regimentu Planz-Sulbach, 2 z regimentu Rimpler, 2 z regimentu Logan i freikompania Zeis). </text:p>
      <text:p text:style-name="P1">Po przeciwnej stronie siły polskie obejmowały grupy jazdy Strzałkowskiego – wzmocnione regimentem dragonii de Maligny, Rzewuskiego wzmocnione dragonami regimentu Gwardii pod Gałeckim oraz Gwardii pod de Rossy, Lubomirskiego wzmocnionego regimentem dragonów J. Dönnemarka, Koniecpolskiego przy jakim znajdował się regiment piechoty J. Barensa oraz całość jazdy litewskiej pod Zygmuntem Słuszką. Dodatkowo bezpośrednio ku polu bitwy zmierzały regimenty dragonów H. Lubomirskiego, J. Przebendowskiego, S. Bidzińskiego i Sz. Potockiego oraz regimenty pieszej JKM pod St. Morsztynem oraz Artylerii Koronnej generała Kątskiego. W rejonie m. Tanie zbierały się chorągwie A. Miączyńskiego oraz J. <text:soft-page-break/>Karczewskiego, natomiast J. Przebendowski do jakiego dołączył regiment dragonów J. Wielhorskiego oraz piechota z regimentu Siekierczyńskiego zmierzał osłonić Olkusz i przesunąć się następnie pod Krzeszowice. W tym kierunku miły też zmierzać pozostałe oddziały piechoty zgromadzane w Wolbromiu. </text:p>
      <text:p text:style-name="P1">Obie strony dosyć długo układały się do starcia. Nie byli uszykowani do niego, bowiem natrafiono na siebie w bardzo przypadkowych okolicznościach, więc minęło sporo czasu nim zdecydowano się uderzyć na siebie. Sobieski oczekiwał na pozostałe oddziały, liczył też na grupę jazdy zbierającej się pod m. Tonie, która miałaby uderzyć w flankę wojsk cesarskich. U jego boku pojawiły się też znaczące głosy, aby nawiązać negocjacje z przeciwnikiem, ale wojskowi zdawali sobie sprawę, iż po drugiej stronie nie ma nikogo z odpowiednia rangą do prowadzenia wiążących rozmów i było też widać w zachowaniu Austriaków, iż będą oni dążyć do bitwy. Także wojska cesarskie długo układały szyki, dużo czasu stracono na konsultowanie dalszych poczynań z Filipem von Platz-Sulzbach, który przebywał z resztą armii cesarskiej odblokowanym Krakowem. Opóźniało się przybycie większej ilości dział, jakie miały być użyte w polu i co było przedmiotem szczególnego zainteresowania dowództwa austriackiego. Pole bitewne stanowiły rozległe błonia, podmokłe jednak powodu częstych tej jesieni deszczy, na jakiej znajdowały się meliczne wzgórza. Sam teren podnosił się delikatnie od strony doliny rzeki Prądnik ku zachodowi i przecięty był ważnym traktem ciągnącym ku Krakowowi. Na północnym skraju znajdowały się zalesione mokradła, zaś po południowej lasy dochodzące do brzegów Wisły. Wojska cesarskie skupiły swoją piechotę w trzy linie, z uwagi na konieczność zniwelowania dużej ilości jazdy po polskiej stronie. Trzy linie batalionów były tworzone, patrząc od prawej strony przez kompanie regimentu Souches, regimentu Logan, kompanie z regimentu Streim, kopanie z regimentu Knigge, regimentu Planz-Sulbach. Pomiędzy poszczególnymi kompaniami umieszczono lekkie działa, zaś przy samym centrum szyku Austriacy zamontowali dwie baterie dział, łącznie było ich 8 sztuk – oktaw oraz lekkich 4 funtowych. Pozostałe oddziały piechoty, tj. 3 kompanie (z regimentu Rimpler i freikompania Zeis), stały w rezerwie, przy sztabie, zza główną linią wojsk. Na skrzydłach zebrano jazdę. Mocniejsze było prawe skrzydło, gdyż po przeciwnej <text:soft-page-break/>stronie Austriacy oparli się o mokradła. Na prawej flance stanęły zatem 15 szwadronów kirasjerów, oraz 10 dragońskich. Po przeciwnej stronie 4 kirasjerski i 3 dragońskie, jeden pozostał przy sztabie. </text:p>
      <text:p text:style-name="P1">Polacy ustawili się w szyk szachownicowy, to jest poszczególne grupy kawalerii skupili swoje chorągwie w dwóch rzutach, a interwały między nimi miała wypełniać dragonia i piechota, ustawiona za pośpiesznie improwizowanymi przeszkodami. W ten sposób miała by powstać osłona dla jazdy, która mogła by za lufami muszkietów organizować i porządkować swoje szyki do pionowania kolejnych szarż. Sobieski zdawał sobie bowiem doskonale sprawę, iż siła ogniowa wojsk cesarskich, reprezentujących podobną do szwedzkich szkołę użycia w walkach piechoty, nie pozwalało by myśleć o przeprowadzenia pomyślnego natarcia już przy pierwszej szarży. Dlatego też jednostki lżejsze stanęły w przedzie, aby to one mogły rozpoznać w boju przeciwnika. </text:p>
      <text:p text:style-name="P1">Wbrew opinii części oficerów koronnych, Jan III zdecydował, iż rozpoznanie otwierające starcie zbrojnie przeprowadzi na czele lekkich chorągwi litewskich Samuel Kmicic. Rzucił się on zatem z lewego skrzydła wojsk koronnych, jakie było najbardziej ku Prądnikowi przesunięte. Na to Austriacy zareagowali i posłali kilka własnych szwadronów. Rozgorzał walka, były godziny popołudniowe, gdy Litwinom udało się zepchnąć przeciwnika do jego linii piechoty. Wówczas Sobieski polecił uderzyć wszystkich oddziałom litewskim, które po kilku minutach zmusiły do odwrotu przeciwnika, ale same natchnęły się na ciężki ostrzał cesarskiej piechoty. Mimo, iż Sobieski celem ratowania pomyślnego dotąd tempa natarcia polecił zaatakować podległym sobie oraz Koniecpolskiemu chorągwiom – jaki stały w centrum na przeciwnika, Litwini cofnęli się, załamał się także atak jednostek koronnych. Zdołały one jednak mocno wykrwawić ustawione z przedzie w w drugiej linii bataliony wrogiej piechoty. Same jednak doznały dotkliwych strat, szczególnie od wrogiej artylerii, choć z początku jej ostrzał był mało celny. Po wycofaniu się wojsk polskich i litewskich, bliżej podeszła cesarska piechota do polskich linii. W centrum oraz na lewym polskich skrzydle zaczęła ostrzeliwać jednostki litewskie i koronne. Próbowano temu przeciwdziałać koncentrując własną dragonie i piechotę, <text:soft-page-break/>ale była ona zbyt słaba. W rozsypkę poszły regimenty J. Baresa oraz Gwardii Królowej pod de Rossy’m, pod ogniem karnych i sprawnie manewrujących kompanii regimentu Souches. Jedynie ponowiony atak ponownie zabranej jazdy litewskiej, oraz pomoc od świeżo przybyłych regimentów dragonii koronnej H. Lubomirskiego, Sz. Potockiego oraz piechoty z regimentu St. Morsztyna, uchroniło to skrzydło przed pogromem. Jednocześnie jednak przystąpiły do działań, dotąd nieaktywne prawe skrzydło polskie – chorągwie Rzewuskiego i Strzałkowskiego, w tym roty husarskie. Co prawda także tutaj natarcie szło opornie, gdyż z początku piechota cesarska nie ulegała panice, ale za drugą, a potem trzecią szarża jej linie zaczęły się łamać, a dowódcy cesarscy nie mogli wykorzystać własnej jazdy. Ta bowiem musiała odeprzeć atak od strony m. Tanie. Ku polu bitwy z tego kierunku zmierzały chorągwie wiedzione przez A. Miączyńskiego najpierw zmiotły nieliczne szwadrony jazdy cesarskiej stojące na lewej flance szyku armii cesarskiej, a potem zwarły się z pośpiesznie przerzucone szwadronów z prawej strony. Tutaj nawet jazda cesarka zyskała chwilową przewagę liczebną nad Polakami, ale świadomość istnienia chorągwi jazdy koronnej grasującej za plecami wywołały panikę wśród piechurów na lewym skrzydle i to w obliczu kolejnej silne szarży kawalerii Strzałkowskiego i Rzewuskiego. W takiej sytuacji wojska cesarskie zostały rozbite, piechota cofnęła się i odsłoniła Polakom możliwość uderzenia w bok własnej kawalerii walczącej z oddziałam Miączyńskiego. Sobieski dostrzegł w tym szybko szansę na szybkie i pełne pokonanie przeciwnika i polecił H. Lubomirskiemu przeprowadzić atak na czele zebranych chorągwi jazdy z centrum i prawego skrzydła. Atak powiódł się i bardzo prędko zmuszano przeciwnika do odwrotu i przystąpiono do likwidacji cesarskiej piechoty. Ten krok jednak przekreślił szanse na skuteczny i natychmiastowy pościg za wrogą kawalerią. Rzucono w tym celu ledwie kilka chorągwi lekkiej jazdy, zresztą dla już zmęczonych koni pogoń taka była trudniejsza, niż udział w dławieniu już bezwładnego oporu piechoty cesarskiej. Załamani jej w centrum oraz na lewym skrzydle, pociągnęło za sobą też zaprzestanie działań ofensywnych i odwrót cesarskiego prawego skrzydła. Tutaj jednostki zachowały większą zdolność bojową, a po przeciwnej stronie zmęczenie walką było tak duże, iż <text:soft-page-break/>także nie nastąpiła żadna gwałtowna pogoń. Potem nastąpił zmierzch i po stronie polskiej z pośród najmniej zmęczonych chorągwi skompletowano grupy pościgowe – najsilniejszą ok. 10 chorągwi miał poprowadzić H. Lubomirski w kierunku Krakowa, dwie mniejsze liczące po kilkaset koni jazdy i dragonów pod komendą Miączyńskiego miały podążać na Olkusz a pod dowództwem Strzałkowskiego na Morawice i następnego dnia pod Balicami napotkać dosyć silna grupę kirasjerów cesarskich. W skutek nierozstrzygniętego starcia, Strzałkowski zawrócił, a Austriacy skierowali się na Oświęcim. Pozostałe odziały koronne i litewskie miały zebrać się na miejscu bitwy i ruszyć przed świtem w stronę Krakowa. Niedobitki wojsk austriackim wieczorem i nocą podeszły pod Kraków i świadomy poniesione klęski oraz zagrożeniem kompletnego unicestwienia swej armii von Platz-Sulzbach polecił zwinąć blokadę. Nad ranem 12 października gdy Sobieski wyszedł pod Kraków, gdy pod Kleparzem wykonujące rekonesans chorągwi M. Bogusza spotkały się z oddziałami H. Lubomirskiego, Austriacy przeszli przez odnalezioną przeprawę nad Wisłą, która w myśl początkowych planów miała posłużyć do przerzutu wojsk, jakie miały zablokować Kazimierz i wycofywać się ku własnym granicom. Około południa w dniu 12 października Sobieski triumfalnie zjechał do Krakowa. Odbył jeszcze tego samego dnia naradę z senatorami. Głosy nawołujące do zaniechania dalszych walk i przeprowadzenia ofensywy na Śląsku były bardzo powszechne, nawoływano do negocjacji pokojowych z Wiedniem. Jedynie dyplomaci francuscy składając daleko posunięte gratulacje i kolejne obietnice, mieli prosić o szybkie wkroczenia króla Jana na ziemie cesarskie. Świadom swoich zobowiązań oraz dotacji, jaki miały mu zostać przyznany w takim przypadku, Sobieski jeszcze przed przyjściem zimy chciał wkroczyć na ziemie cesarskie. Biwakowanie jego wojsk na Śląsku dawało mocne i ważkie argumenty w przypadku rozmów z Cesarzem, które miał nadzieję zresztą szybko zawiązać i dawało możliwość aprowizacji swoich żołnierzy na obcym i stosunkowo zasobnym terytorium, bez narażenia własnych ziem na spustoszenie. Miało to tym większe znaczenie, iż pojawiły się poważne problemy z wypłatą żołdu i zaległości podatkowe wobec niewspółmiernie rozbudowanej przeciągu ostatnich miesięcy armii Rzeczpospolitej. Szeregi własnych wojsk zaczęły też prześladować <text:soft-page-break/>przypadku dyzenterii, liczono iż na Śląsku w lepszych warunkach liczba zachorowań spadnie. Straty w czasie bitwy pod Prądnikiem po stronie cesarskiej wyniosły ok. 2000 – 2500 zabitych i rannych, podobną ilość żołnierzy cesarskich wzięto do niewoli. Po stronie polskiej zginęło, rannych było lub zaginionych było także sporo, ponad 1 000 ludzi. Dodatkowo, kilkuset ludzi po obu stronach zginęło lub poniosło rannych podczas blokady Krakowa. Jego mieszczanie mieli wyliczyć poniesione szkody na ok. 150 000 złotych i jeszcze 12 października domagać się od monarchy zwolnienie z podatków z tego powodu. Tego samego dnia król powołał miejscową komisję szlachecką pod kierownictwem <text:span text:style-name="T41">Andrzeja Kuropatnickiego</text:span> celem policzenia wszelkich szkód poniesionych przez województwo krakowskie. Na sporządzonym w dniu 18 marca 1676r. dokumencie wyliczono je na kwotę 126 130 złotych. </text:p>
      <text:p text:style-name="P1">Zwycięstwo Jana III mimo politycznych kontrowersji, które doprowadziły do wojny zjednało mu dalszej sławy i zbudziło wrażenie. W Wiedniu wywołało przygnębienie i cesarz w obawie przed dalszym niepomyślnym dla siebie obrotem spraw polecił na energiczne znalezienie swoim ministrom sposobu zażegnania wojny. W Paryżu Ludwik XIV w dniu 21 października został poinformowany o sukcesie swego sprzymierzeńca. Nie krył zadowolenia i polecił jako gratulację posłać królowi polskiemu 20 000 liwrów, lustra i meble warte drugie tyle, a jego małżonce złotą kolię oraz perły wartę ok. 30 000 liwrów. Miał też tym samym zachęcić go do rychłego wkroczenia na ziemie cesarskie. Liczył na zabór Sląska i daleko idące wparcie powstańców węgierskich. Ci z gratulacjami u Jana III pojawili się w dniu 23 października – prosili o wkroczenie na Morawy lub przysłanie korpusu, który wparłby ich na Górnych Węgrzech, czego Sobieski odmówił zasłaniając się brakiem gotowości swych wojsk do podobnych działań. Większą pomoc obiecał na wiosnę 1676r., pod warunkiem jednak zawarcia pod auspicjami Ludwika XIV odpowiedniego układu i braku niebezpieczeństwa dla Rzeczpospolitej ze strony kurfirsta brandenburskiego. </text:p>
      <text:p text:style-name="P1">Austriacy wycofali się - w zasadzie mało nieniepokojeni przez wojska polskie przeszli przez Zakrzów (nawet w odwrocie rozważali posłać kawalerie na Wieliczkę, aby ją zniszczyć i odwrócić uwagę pogoni, ale kirasjerzy podeszli pod m. Kaim, <text:soft-page-break/>gdzie natknęli się na zbrojne masy miejscowego chłopstwa i górników, co spowodowało, iż postanowili zawrócić), a następnie przez Skawinę, Wadowice, Kęty i Białą. Granicę przeszli<text:span text:style-name="T25"> ponownie wieczorem 14 października i skierowały się w rejon Raciborza, gdzie w dniu 16 października stanęły obozem. </text:span></text:p>
      <text:p text:style-name="P6">Tymczasem dopiero 13 października w ślad za wojskami cesarskimi wyszły oddziały litewskie, ale one skierowały się w kierunku na Żywiec. W dniu 14 października w rejonie Lanckorony, w m. Izdebnik, spotkały oddziały jazdy węgierskiej na żołdzie cesarskim, który pustoszyły i grabiły okolice. Oddział ten rozbito, ale Litwini dalej już nie podążyli i pod Zatorem w dniu następnym stanęli obozem. Zresztą senatorowie litewscy nie godzili się na udział jednostek w walkach na terytorium cesarstwa, poza granicami RON, dlatego miały one przezimować pod Krakowem i jednocześnie bronić Małopolski w przypadku najazdu. </text:p>
      <text:p text:style-name="P6">Odwrót wojsk cesarskich na Śląsk spowodował, iż zaistniał szansa uchwycenia jego obszaru przez Jana III i bezpośrednio wpłynęła na brak dalszych ataków na ziemi RON. Skoncentrowanie się Brandenburczyków na oblężeniu Szczecina i działań na Pomorzu Przednim wspólnie z Duńczykami przeciwko zablokowanym fortecom szwedzkim odsuwało też groźbę ofensywy. Dowódcy cesarscy starali się odbudować zniszczone jednostki w oparciu o miejscowe zasoby. Przewidziano stworzeni silnych garnizonów we Wrocławiu, Brzegu i Opolu oraz ruchome armii polowej, jaka miała by powstrzymywać ewentualną polską ofensywę. </text:p>
      <text:p text:style-name="P31">Mocno wykrwawione regimenty Souches, Logan wraz z regimentami Fondii i milicją w liczbie ok. 2000 ludzi weszły w skład garnizonu Wrocławia pod Komedą von Sporka (jaki 23 grudnia zmarł). Opole obsadził regiment Streim, ok. 1000 milicji oraz 3 freikompanie (Lobkowitz, Oedenburg, Steyer), w Brzegu pozostała miejscowa milicja i kompanie regimentów von Spork i Knige. Nadal istniały silne, wzmocnione milicją i pojedynczymi kompaniami z regimentów Porcia garnizon Wrocławia w Opawie, Nysie, Głogowie, Oławie, Ostrawie, Raciborza, Kłodzka oraz nowo założone w Świdnicy oraz Jaworze. W polu znajdowały się Istniejące wcześniej regimenty piesze Rimpler, Filipa von Platz-Sulzbach, oraz nowe <text:span text:style-name="T42">von Salm, von Sachsen-Merseburg pod komendą płk. </text:span><text:span text:style-name="T43">Rolshause (przybyły dopiero na przełomie </text:span><text:soft-page-break/><text:span text:style-name="T43">października i listopada), co dawało ok. 5000 piechoty. Więcej energii wkładano w </text:span><text:span text:style-name="T43">odbudowie i powiększenie stanu jazdy. Wszystkich kirasjerów i dragonów skupiono </text:span><text:span text:style-name="T43">w polu, natomiast Węgrów odesłano na Słowację i już nie mieli brak większego udziału w wojnie, poza nielicznymi wypadami na ziemie przygraniczne. W regimentach kirasjerskich oraz pojedynczych szwadronach - Poiger, Schleswig-Holstein, Palfy, Scheffenberg, Carrara, Kaunitza, Wultemberga oraz nowych Koenigsegg-Rothfels i de Croÿ było do 40 szwadronów liczących ok. 5000-6000 ludzi. Do tego doszły jednostki dragońskie – Wopping i Castell-Romano, jakie uzupełniono dotąd samodzielnymi kompaniami. Łącznie wystawiono ich 16 i liczyły około 1500 ludzi. W polu, na przełomie października i listopada znalazło się w armii cesarskiej około 12 000 żołnierzy. </text:span></text:p>
      <text:p text:style-name="P14"/>
      <text:p text:style-name="P10"/>
      <text:list xml:id="list4742818113456978469" text:style-name="L4">
        <text:list-header>
          <text:p text:style-name="P27"/>
          <text:p text:style-name="P27"/>
          <text:p text:style-name="P27"/>
          <text:p text:style-name="P27"/>
          <text:p text:style-name="P27">3. Kampania Śląska Jana III Sobieskiego.</text:p>
        </text:list-header>
      </text:list>
      <text:p text:style-name="P12"/>
      <text:p text:style-name="P12"><text:s text:c="4"/>Sobieski przed wyruszeniem w kierunku Śląska polecił jeszcze Sieniawskiemu skoncentrować się w m. Warta i pomaszerować na Milicz (<text:span text:style-name="T34">Militsch</text:span>), który zajęto 24 października. Dwa dni potem grupa jazdy Andrzeja Modrzewskiego zajęła Namysłów. Tam też miały zbierać się pozostałe jednostki znajdujące się pod komendą chorążego koronnego. Czynił to jednak bardzo niechętnie, gdyż sprzeciwmy kształtowi polityki króla wobec cesarstwa działał bez przekonania, a w samym Namysłowie w dniu 27 października przyjął wysłanników garnizonu Wrocławia i polecił zatrzymać dalsze działania i swym oddziałom rozłożyć się na <text:soft-page-break/>leżach zimowych pod Wołczynem (<text:span text:style-name="T34">Kunzestadt</text:span>). Piechotę i dragonów odesłał aż pod Syców. Nie śpieszył się w skierowaniu się pod Brzeg i osłonięcia z zachodu, to jest od strony Wrocławia marszu Sobieskiego. Skarżył się na zły stan swoich wojsk, fatalną pogodę oraz fakt, iż silnie obsadzonego Wrocławia nękały go wypady wojsk cesarskich. W rzeczywistości jednak to on powstrzymywał się od dalszych działań, nie dokonał znaczących działań na przedpolach Wrocławia i spustoszenia jego okolic, aż do czasu królewskich reprymend na późniejszym etapie działań. </text:p>
      <text:p text:style-name="P13">Jan III wyruszył w kierunku Śląska 27 października. Miał pod sobą te same odziały, które gromadził wcześniej pod Koniecpolem, za wyjątkiem regimentów pieszych Brzezińskiego i Wszopolskiego, jakie z powodu upadku dyscypliny ulokowano jako garnizon w rejonie Olkusza. W składzie jego wojsk brakło także chorągwi litewskich. Razem w piechocie i dragonii mógł mieć do 9000 ludzi, do tego ponad 9000 jazdy. Kompletnie jednak brak było artylerii o większym kalibrze, brakło pieniądzy na wyprowadzenie jej w pole. Nawet kilka dział jakie pozostawili pod Krakowem w czasie odwrotu Austriacy zostały w polu z braku odpowiednich zaprzęgów, aby dowieźć je do arsenału w Krakowie. </text:p>
      <text:p text:style-name="P32"><text:span text:style-name="T26">W tej sytuacji ruszył Sobieski spod Krakowa przez Olkusz, Sławków, Będzin i Czeladź, gdzie dotarł w dniu 29 października, a dniu następnym stanął w cesarskim Bytomiu (</text:span><text:span text:style-name="T36">Beuthen</text:span><text:span text:style-name="T26">), o czym natychmiast poinformował swego sojusznika Ludwika XIV. W tej sytuacji dowódcy cesarscy przyjęli następującą koncepcję obrony. Mieli zamiar przesuwać swoją armie polową wzdłuż Odry i nie dopuścić do przeprawy wojskom Sobieskiego, polegając w tym na swoich mocno ufortyfikowanych i obsadzonych punktach w Opolu (</text:span><text:span text:style-name="T36">Oppeln</text:span><text:span text:style-name="T26">), Brzegu (</text:span><text:span text:style-name="T36">Brieg</text:span><text:span text:style-name="T26">) i Wrocławiu (</text:span><text:span text:style-name="T36">Breslau</text:span><text:span text:style-name="T26">). Przy czym obronę tego ostatniego uważano za kluczową i spodziewano się stoczyć bitwę na jego przedpolach w przypadku bezpośredniego zagrożenia miasta. W pierwszej fazie nie było jednak jasne w jakim kierunku wojska RON się skierują, gdyż mogły także zaatakować Morawy i dlatego wybrano pozycję pod Raciborzem (</text:span><text:span text:style-name="T36">Ratibor</text:span><text:span text:style-name="T26">), jako wyjściową do dalszych działań. Sobieski był świadomy swoich braków w artylerii, co przekreślało jego mściwości przeprowadzenia skutecznych oblężeń. Zaszachować Wrocław, spustoszyć ziemie śląskie i rozbić w polu oddziały </text:span><text:soft-page-break/><text:span text:style-name="T26">cesarski, aby zmusić Wiedeń w korzystnych dla siebie warunkach do zawarcia pokoju, były jego jedynym celem. Wiedział jednak, iż zablokowanie Wrocławia jest uzależnione od sforsowania Odry. Początkowo planował to uczynić pod Brzegiem. W dniu 30 października jego armia wyszła z Bytomia w kierunku na Opole. Polecił tez Sieniawskiemu marsz pod Brzeg. Pod Opole armia RON dotarła 1 listopada, wysyłane liczne podjazdy prowadzoną przez Strzałkowskiego, Rzewuskiego. Miączyńskiego i H. Lubomirskiego potwierdziły brak armii cesarskiej i zebrano sporo łupów w zasobnych okolicznych miejscowościach. Stwierdzono jednak, iż Opole posiada silny garnizon i jego zdobycie będzie trudne. Ale w myśl planów królewskich nie było ono celem ofensywy. Sobieski skierował się dalej na zachód, pod miastem pozostawił grupę kawalerii Koniecpolskiego, jaki w dniu 2 listopada podszedł pod Krapkowice (</text:span><text:span text:style-name="T36">Krappitz</text:span><text:span text:style-name="T26">), a w dniu 3 listopada pod Koźle (</text:span><text:span text:style-name="T36">Cosel</text:span><text:span text:style-name="T26">), gdzie natchnął się na jazdę cesarską i zawrócił pod Opole. W rzeczywistości armia cesarska w dniu 30 października wyszła spod Raciborza z zamiarem marszu w stronę Opola i przeszkodzeniu Sobieskiemu w ewentualnym zdobywaniu miasta i przeprawianiu się przez Odrę. Gdy go nie zastano, a dalekie rozpoznanie potwierdziło marsz Polaków pod Brzeg, także tam skierowały się oddziały austriackie. Po Brzegiem Sobieski stanął w dniu 3 listopada. Jeszcze tego samego dnia nakazał piechocie (6 regimentów pod dowództwem Kąckiego) zablokować miasto od wschodniej i północnej stronie. H. Lubomirski na czele własnej grupy jazdy oraz grupy prowadzonej przez Chełmskiego i Rzewuskiego, wraz regimentami dragońskimi H. Lubomirskiego, de Maligny, Dönnemarka oraz Przebendowskiego miał przeprawić się przez Odrę na wysokości </text:span><text:span text:style-name="T26">Mikolina (</text:span><text:span text:style-name="T36">Nikoline</text:span><text:span text:style-name="T26">)</text:span><text:span text:style-name="T26">. Rzeka miał jednak wysokie stany, okazało się to bardzo trudne i do następnego, dnia to jest 4 listopada przeszła jazda, dragonii zostali w tyle, co miało mieć przykre konsekwencję w najbliższej przyszłości. Także Sieniawski nie nadchodził. Lubomirski na czele samej jazdy zablokował grupą Marcjana Chełmskiego Brzeg od strony zachodniej i południowej, a pozostałe jednostki skupił na południe od m. Lewin Brzeski (</text:span><text:span text:style-name="T36">Lewin</text:span><text:span text:style-name="T26">), jaki został spustoszony i spalony tego samego dnia. W dniu jednak następnym, nocą wiedzeni przez łunę pożarów dragonii cesarscy – 15 szwadronów i kirasjerzy 9 szwadronów pod </text:span><text:soft-page-break/><text:span text:style-name="T26">dowództwem pragnącego rewanżu ks. Schleswig-Holstein przypuściło atak na Lubomirskiego. Ten co prawda oparł się, przy wsparciu Chełmskiego, ale natychmiast natchnął się na zmierzające ku polu bitwy piechurom cesarskim. Nie był wstanie oprzeć się przewadze ogniowej, własna dragonia nie dość że przybywała i włączała się do walki pojedynczymi grupami, to była nazbyt słaba, aby stawić opór sprawniejszej piechocie austriackiej. Lubomirski zawrócił ku przeprawom, aby dołączyć do króla. Prosił, go o wparcia, ale zyskał tylko tyle, iż dodatkowo grupa Strzałkowskiego i reszta koronnej dragonii miały osłonić przeprawę w czasie odwrotu. Jazda zdołała ujść, ale dragonii ponieśli ogromne straty. Cześć wraz z jazdą Chełmskiego uszła aż pod Oławę (</text:span><text:span text:style-name="T36">Ohlau</text:span><text:span text:style-name="T26">) i tam następnego dnia przeprawiła się przez Odrę. Widząc pomyślny obrót sprawy, Austriacy postanowili rozwinąć własny atak i rozbić Sobieskiego pod Brzegiem. W tym celu rzucili przodem własną kawalerię, aby ta przeprawiła się przez Odrę pod Żwanowicami, a za nią pragnęli rozwinąć swoją piechotę. Pan ten jednak zawiódł, gdyż zdecydowano się go przeprowadzić w dniu 6 listopada. Cesarska jazda – ponad 30 szwadronów dragonii i kirasjerów przeszła rzekę, ale Sobieski dowodząc osobiście, uporządkował własne chorągwie i polecił H. Lubomirskiemu w centrum, Rzewuskiemu na prawym skrzydle a Strzałkowskiemu na lewym zaatakować przeciwnika. Austriacy ponieśli duże straty. Polska jazda, w tym szczególnie husaria skutecznie szarżowała i zmusiła do odwrotu przeciwnika podczas forsowania rzeki. W tej sytuacji przeprawa cesarskiej piechoty, wystawionej na niszczycielskie uderzenie polskiej kawalerii było zbyt ryzykowane dla dowództwa cesarskiego. Armia cesarska odeszli na Oławę, aby spróbować powyżej Brzegu sforsować rzekę i wydać Sobieskiemu bitwę w warunkach raczej mu nie sprzyjających. Gdy zamiast zdobycia Brzegu i przejścia przez Odrę nie powiódł się, Sobieski słusznie uznał za bezcelowe tkwienie pod miastem, gdyż oddawało to inicjatywę przeciwnikowi. Mimo niepomyślnego rozwoju sytuacji zarządził wymarsz w kierunku Oławy. Nie miał środków, ani czasu na zdobywanie Brzegu i forsowani Odry, w sytuacji kiedy po drugiej stronie skoncentrowana została armia cesarska. Gdy z kolei Austriacy spostrzegli, iż w dniu 7 listopada podszedł pod Oławę, zarzucili też plan przejścia Odry i zdecydowali, iż </text:span><text:soft-page-break/><text:span text:style-name="T26">prowadząc umiejętne manewry oraz wykorzystując załogi w Opolu i Brzegu, przeszkodzą Polakom w efektywnym zablokowaniu Wrocławia</text:span><text:span text:style-name="T26">. </text:span><text:span text:style-name="T27">Lecz Sobieski nie miał zamiaru tutaj pokonywa rzeki, lecz odszedł na Oleśnicę i 8 listopada u jej murów połączył się z części sił Sieniawskiego (bez regimentów Rafała Leszczyńskiego, E. Denhoffa, M. Butlera i jazdy Jana Daniłowicza, którzy odeszli w kierunku na Kluczbork – </text:span><text:span text:style-name="T37">Kreuzburg</text:span><text:span text:style-name="T27"> i 10 listopada obsadziły go ). Tego też dnia Austriacy przeszli Odrę pod Oławą i idąc wzdłuż rzeki, aby osłoni dostęp do Wrocławia od północy szli w jego kierunku. Być może w ten sposób Jan III chciał zmusić przeciwnika do wysunięcia swych sił zza Odrę, po fiasku próby obejścia Wrocławia od południa i skoncentrowaniu się na działaniach na północ od niego, przy wykorzystaniu wojsk dotąd znajdujących się pod komendą Sieniawskiego. </text:span></text:p>
      <text:p text:style-name="P24">Ale w tym czasie nastroje w wojsku wyraźnie się pogorszyły i nawet 9 listopada do króla przybyła delegacja posłów wojskowych z Stanisławem Koniecpolskim oraz Stanisławem Jaskólskim, jacy przed władcą oskarżali się na nieregularny żołd i problemy z utrzymaniem oddziałów w obozie. Za inicjatyw mogły się kryć działania niechętnych królowi senatorów, jacy dążyli do szybkiego zakończenia wojny z Wiedniem i zamierzali wykorzystać prowadzona z wielkim trudem kampanię przeciw monarsze. Być może za pogarszającymi się nastrojami stali wojewoda Szczęsny Potocki wraz podskarbim litewskim Benedyktem Sapiehą, którzy jesienią urządzali na nowo stosunki w Prusach i weszli z sobą w ścisłą konfederację w tym czasie. Obaj tylko koniunkturalnie czuli się związani z Janem III i przejawiali rosnące pragnienia do odgrywania samodzielnej politycznie roli. Sam też wojewoda sieradzki bardzo zatroskany w listach do króla z jesieni tego roku bezpieczeństwem pogranicza wielkopolskiego pojawił się w obozie pod Oleśnicę (<text:span text:style-name="T34">Oels</text:span>) nagle 9 listopada, a dnia następnego przybył posłaniec z wymownym listem od prymasa Olszowskiego, jaki przez cesarskich biskupów i przy wstawiennictwu jest gotów negocjować pokój między oboma krajami. Przybycie potężnego wojewody, jaki nie wahał się przedstawia swych obaw wobec tej wojny oraz pogłoski o liście prymasa wzbudziły ferment w polskich szeregach, na tyle wyraźny, iż w dniu 11 listopada Sobieski wezwał radę wojenną. Świadomy swego położenia oznajmił, iż jest gotów dokonać <text:soft-page-break/>jedynie próby podejścia pod Wrocław, aby go zablokować, a potem odesłać większość sił na dogodne leża zimowe i przerwać wszelkie dawne działania ofensywne. Otrzymał jedynie mało przychylną aprobatę ze stronę zwołanych na miejsce oficerów. Wypłacił też armii 100 000 złotych tytułem zaliczek za służbę do końca roku i skupił się na perspektywie utrzymywania się wojsk na koszt ziem śląskich, czym w dużym stopniu rozładował pojawiające się niezadowolenie </text:p>
      <text:p text:style-name="P24">W tym czasie dowódcy cesarscy swoje oddziały skoncentrowali w obozie pod Siechnicami koło Wrocławia. Posłano 9 i 10 listopada kilka luźnych kompanii do Brzegu Dolnego - <text:span text:style-name="T34">Dyhernfurth</text:span> ( dwie nowo zwerbowane kompanie regimentu Rimpler ze Ścinawy - <text:span text:style-name="T34">Steinau an der Oder</text:span> i półtorej kompani dragonów z regimentu Wopping ) oraz wzmocniono o dalsze 500 ludzi garnizon Wrocławia. Z konieczności osłony tego miasta i przepraw w górze rzeki pozostawiono też w obozie kolejne oddziały w rezerwie, co w konsekwencji oznaczało, iż von Platz -Sulzbach do dyspozycji w polu miał jedynie okrojone regimenty jazdy Koenigsegg - Rotfels, de Croy, Wopping, Capprara, Poiger i Palfy oraz regimenty piesze Rimpler, von Platz - Sulbach i von Salm. Sobieski zdecydował, iż 13 listopada jego jednostki spod Oleśnicy przejdą bliżej Wrocławia, ale pod Psarami (<text:span text:style-name="T34">Hünern</text:span>) jeszcze tego samego dnia zatrzymał się. Doszło do utarczki straży przedniej prowadzonej przez pułk Rzewuskiego z dragonami cesarskimi, jacy patrolowali przedpole Wrocławia. Straciwszy około setki ludzi wycofali się do miasta, straty polskie okazały się natomiast minimalne. Sobieski postanowił swoją obecnością absorbować uwag przeciwnika, a tymczasem polecił S. Sieniawskiemu i H. Lubomirskiemu, aby przeprowadzili zagon kawaleryjski po drugiej stronie Odry. Mieli oni otrzymać też żołnierzy piechoty i dragonów do pomocy. Z resztą sił król miał pozostać w Psarach i sypać szańce wokół obozu. W dniu 14 listopada w kierunku Brzegu Dolnego udały się jednostki pułków R. Strzałkowskiego, M. Chełmskiego, H. Lubomirskiego, A. Miączyńskiego i T. Karczewskiego oraz piechota z regimentów A. Wrzospolskiego, A. Potockiego, J. Barensa i M. Chełmskiego i dragonii J. Przebendowskiego, H. Lubomirskiego, J. Wielhorskiego, L. De Maligny i J. Dönnemarka. Z powodzeniem zakończyło się zdobycie 15 listopada Brzegu Dolnego. Na miejscu jako załoga <text:soft-page-break/>pozostawiono całą piechotą. Potem Polacy skierowali się, na Środę Śląską (<text:span text:style-name="T34">Neumarkt in Schlesien</text:span>), zniszczoną - 15 listopada, a następnego dnia stanęli w Jaworze (<text:span text:style-name="T34">Jauer</text:span>), skąd ściągnięto 15000 talarów kontrybucji. Te ruchy zaniepokoiło dowódców cesarskich. Dotąd niewykorzystywaną jazdę odesłali pod Kąty Wrocławskie (<text:span text:style-name="T34">Canth</text:span>) 15 listopada, potem podeszły wieczorem 16 listopada pod m. Osiek (<text:span text:style-name="T34">Ossig</text:span>). Piechota cesarska - regimenty Rimpler, von Platz-Sulbach i von Salm podeszły w dniu 16 listopada do Brzegu Dolnego i w dniu 18 listopada rozpoczęły się walki z polską załogą, kiedy okazało się, iż nie towarzyszy jej jazda. Kawaleria polska natomiast maszerując przez Strzegom (<text:span text:style-name="T34">Striegau</text:span>) w dniu 17 listopada rano stanęła i spaliła Żarów (<text:span text:style-name="T34">Saarau</text:span>). To jednak ku miastu przyciągnęło jazdę cesarską z nieodległego Osieka, w samym zaś Żarowie od mieszkańców Polacy dowiedzieli się o bliskości cesarskich wojsk. Nie chciano wdawać się w bitwę i po naradzie dowódców postanowiono manewrując odpowiednio wycofać się. Sieniawski na czele dragonów i pułku Strzałkowskiego odszedł natychmiast na Świdnicę (<text:span text:style-name="T34">Schweidnitz</text:span>), gdzie był jeszcze tego samego dnia jednak miasta nie zajął i pod dniu przerwy 19 listopada udał się na Świebodzice (<text:span text:style-name="T34">Freiburg</text:span>) i Bolków (<text:span text:style-name="T34">Bolkenhain</text:span>) niezmiernie pustosząc okolice. W dniu 20 listopada był w Świerzawie (<text:span text:style-name="T34">Schönau an der Katzbach</text:span>), następnego w Złotoryi (<text:span text:style-name="T34">Goldberg</text:span>), która też mu się oparła, podobnie jak kolejny cel osiągniety 22 listopada – Legnica (<text:span text:style-name="T34">Liegnitz</text:span>). Pod miastem jednak zatrzymał się na dłużej, do 25 listopada - znów niszcząc i grabiąc okolice. Powszechny opór zaczęła stawiać jednak miejscowa ludność, skupiająca w liczne kupy zbrojne. Jedne stanęły w polu końcem miesiąca pod Legnica licząc nawet 8000 - 10000 ludzi, inne zgromadziły się pod Jaworem i Świdnicą mając po ok. 4000 - 5000 ludzi. Dalsze parę <text:s/>tysięcy weszło w skład rożnych garnizonów cesarskich w tym rejonie. Gdy Sieniawski w końcu zawrócił mówiono, iż <text:s/>w czasie tej wyprawy zrabował dla siebie ponad 100 000 talarów, a liczne wozy ze zdobyczą pośpiesznie odsyłał do Leszna i Poznania. Sieniawski podążył przez Prochowice, gdzie połączył się z pozostałymi jednostkami Lubomirskiego w dniu 27 listopada i wspólnie udali się w kierunku Ścinawy. </text:p>
      <text:p text:style-name="P24">W tym samym czasie, gdy trwała opisana powyżej wyprawa oddziałów <text:soft-page-break/>Sieniawskiego, aktywne działania prowadził również H. Lubomirski. W dniu 17 listopada wycofał się na Sobótkę (<text:span text:style-name="T34">Zobten am Berge</text:span>). Był tam do 20 listopada. Jazda cesarska tymczasem przeszła przez Żarów na Świdnicę, ale następnego dnia zawróciła i szybko przemieściła się na Wiązów (<text:span text:style-name="T34">Wansen</text:span>). Decyzję tą podyktował dowódcom cesarskim fakt, iż Sieniawski wydawał się nie do doścignięcia, zaś Lubomirski wydawał się łupem tyleż łatwym do uchwycenia, co bardziej dla Wrocławia i oddziałów J. A. von Schleswig-Holstein, który prowadził jazdę austriacką, niebezpieczniejszy. Lubomirski z Sobótki przeszedł pod Strzelin (<text:span text:style-name="T34">Strehlen</text:span>), ale 22 listopada spaliwszy miasto cofnął się na Dzierżoniów (<text:span text:style-name="T34">Reichenbach</text:span>), gdyż od Wiązowa, chcąc wyjść mu naprzeciw gnali przeciw niemu Austriacy. Próbowali go dopaść w dniu 23 listopada pod Pieszycami (<text:span text:style-name="T34">Peterswaldau</text:span>), ale skończyło się na utarczkach austriackich zwiadowców z straż tylną prowadzoną przez a. Miączyńskiego. Potem nastąpiła mroźna noc i Austriacy nie wytrzymali forsownej pogoni. W dniu następnym Lubomirski znalazł się pod Bielawą (<text:span text:style-name="T34">Langenbielau</text:span>) i cofnął się na Świdnicę, w dniu 24 był w Strzegomie. Tam do 26 listopada stał, a potem wyruszył przez Jawor pod Prochowice (<text:span text:style-name="T34">Parchwitz</text:span>), gdzie 27 listopada połączył się z Sieniawskim. Austriacy w tym czasie w dniu 25 listopada przesunęli się pod Świdnicę, ale Polaków już tam nie było, więc wycofali się 27 listopada na Górny Śląsk i tam przeszli z początkiem grudnia na leża zimowe. Polacy natomiast 28 listopada podeszli pod Ścinawę, jaką zajęto kolejnego dnia, po krótkiej walce. Cesarscy żołnierze po kapitulacji odeszli zgodnie z umową do Wrocławia. W mieście pozostali dragonii J. Przebendowskiego, H. Lubomirskiego i J. Dönnemarka. Miasto było jedynym znaczącym punktem na Odrze w rękach Polaków, ale na tyle istotnym, iż od północy zamykały wszelki ruch na rzece do Wrocławia, co jednak z powodu pory roku dużego znaczenia nie miało. </text:p>
      <text:p text:style-name="P25"><text:span text:style-name="T26">Inaczej sprawa wyglądała w Brzegu Dolnym. Tutaj w dniu 18 listopada wojska cesarskie pojawiły się pod miastem, przystąpiły do przeprawy przez rzek. Polacy świadomi mniejszych sił nie starali się temu przeszkadzać, licząc jedynie, iż pierwsza kra unosząca się na rzece mocno to utrudni. Nadzieje te jednak nie ziściły się. Austriacy przeprawili się przez rzekę w porządku i już w dniu 20 listopada przystąpili </text:span><text:soft-page-break/><text:span text:style-name="T26">oni do pieszych szturm ów od strony wschodniej miasta. Mieli wyraźną przewagę. Austriacy ściągnęli trzy piesze regimenty, uzupełnione i odświeżone, które razem liczyły 3000 żołnierzy wraz <text:s/>z 20 działami ściągniętymi z Wrocławia. Początkowo na południowym brzegu ustawili jedną baterię i pod jej osłoną przeprawili pozostałe, które począwszy od świtu 22 listopada miały razić polski garnizon. W Brzegu Dolnym Polaków było jedynie około <text:s/>1200 i ze słabą artylerią, schowanych za skromnymi umocnieniami. Po przeprawie, mimo iż ziemię pokrył pierwszy mróz Austriacy usypali szańce na wschód od miasta, przy jego murach oraz na przedpolu, gdzie jeszcze przystąpili dodatkowo do budowy redut dla własnych dział i dodatkowych przeszkód, na wypadek pojawienia się odsieczy. Udało się co prawda odeprzeć piersze badawcze szturmy z dnia 20 i 21 listopada komendantowi miasta Janowi Barensowi, ale bez szybkiej pomocy los polskiej załogi musiał być przesądzony. Na ratunek przed ostateczną zgubą ruszyła odsiecz zaalarmowane tuż po pojawieniu się pod Brzegiem Dolnych oddziałów austriackich. Miał ją poprowadzić z polecenia Jana III wojewoda Szczęsny Potocki – którego monarcha rad był pozbyć się ze swego obozu, z pułkami jazdy Rzewuskiego, Modrzewskiego i Koniecpolskiego. Wojewoda sieradzki pod miasto podszedł nocą z 22/23 listopada. Początkowo jedynie, aby zorientować się w sytuacji i zdobyć pełniejsze wiadomości o położeniu polskiej załogi. Dostęp do miasta był jednak zamknięty. Pierwsze meldunki skłoniły go do podjęcia zdecydowanych działań, tym bardziej, że jego pojawienie się szybko przestało być tajemnicą. Ruszył on do przodu z zamiarem przebicia się do miasta i rozpędzenia przeciwnika. Udało mu się zepchnąć straże cesarskie do obwarowanego obozu, ale powstrzymano go przed sforsowania jego prowizorycznych umocnień. Zniszczył za to siłami pułku Rzewuskiego, podczas gdy dwa pozostałe bezskutecznie usiłowały wedrzeć się do obozu austriackiego, oddział piechoty liczący 300 ludzi, który zmierzał w tym czasie ku oblegającym jako posiłki wydzielone z garnizonu Wrocławia (kompanie milicji) na prawym brzegu rzeki. Mimo podjętych kilku prób okupionych stratami Polakom nie udało się przełamać <text:s/>szańców, które usypali żołnierze cesarscy, jako osłona dla oblężenia. Tutaj Austriacy bili się dzielnie i pola nie oddali, ataki polskiej kawalerii na nic się zdały. Jedyną </text:span><text:soft-page-break/><text:span text:style-name="T26">korzyść jaką odniesiono, to zepchnięcie żołnierzy cesarskich z przedpola Brzegu Dolnego i nawiązanie kontaktu z garnizonem miasta. W tej sytuacji nocy z 24/25 listopada polska piechota w asyście chorągwi wojewody Potockiego opuścili Brzeg Dolny. Nie było to łatwe, gdyż przeciwnik usiłować temu przeciwdziałać – wypadami i ostrzałem własnej artylerii. Przedarłszy się przez pozycję nieprzyjaciela Polacy uszli opuszczając Brzeg Dolny, w jakim podłożono w wielu miejscach ogień. Odziały polskie były zmęczone i bardzo wykrwawione (piechoty wyprowadzono nie więcej niż 600ludzi), sukces odsieczy był połowiczny. Wyniszczone wojska dwa dni potem dotarły do obozu armii Sobieskiego w Psarach, czyniąc swym obrazem jak najgorsze wrażenie. Rosło niezadowolenie w polskich szeregach, a nasilająca się niechęć zaś do podejmowania, ze względu na aurę działań po 1 grudnia powszechna i ostentacyjna. Domagano się już głośno kwater na zimę i zwyczajowej przerwy w działaniach wojennych, motywując do dodatkowo przeświadczeniem, iż już przynajmniej miesiąc wojsko za długo znajduje się w polu. Upadły projekty przeniesienia walk na Węgry i wprowadzenia do pomocy miejscowym rebeliantom korpusu koronnego, o co zabiegali usilnie francuscy dyplomaci obiecując zasiłki pieniężne na ten cel. Król zdając sobie sprawę z powagi sytuacji, wbrew zachętom francuskiego rezydenta de Bethuma, który nakłaniał go do <text:s/>kontynuowania działań ofensywnych, uznał, że wypełnił swe sojusznicze zobowiązania wobec Francji i nadszedł czas na zmianę charakteru swej polityki. Zaczął od decyzji o charakterze militarnym. W tym duchu 29 listopada Sobieski wydał stosowne rozkazy nakazujące armii przejście w stan spoczynku oraz odwrotu na kwatery zimowe oddalone na północ od dotychczasowego teatru działań, zluzowania części oddziałów, urlopowania kadr. Sam 30 listopada opuścił dotychczasowy obóz z Psarach w towarzystwie kilku chorągwi, mocno oskarżając się na zdrowie, jakie w tej kampanii mocno podupadło. Jeszcze wcześniej, bo od dnia 25 listopada, po wypłaceniu niewielkich zasług, ukontentowani zdobytymi łupami zostali zwolnieni ostatni ordyńcy z krymskich chorągwi, jacy w ciągu jesiennej kompanii nie wykruszyli się jeszcze i pozostali wierni u boku Rzeczpospolitej. Rozpuszczone chorągwie krymskie gromadziły się potem w dużej swej masie w rejonie Żor (</text:span><text:span text:style-name="T36">Sohrau</text:span><text:span text:style-name="T26">) i Raciborza, wraz z </text:span><text:soft-page-break/><text:span text:style-name="T26">innymi kupami tatarskimi, które wcześniej zrejterowały z polskiej służby, potykając się co jakiś czas z podjazdami cesarskiej jazdy. Potem, obróciwszy się bandy zbrojne - w lutym i marcu próbowali napadać na miejscowości znajdujące się pogranicze Małopolski i Węgier. Najpierw grupa ok. 500 - 600 Tatarów przez Ustroń i Żywiec, gdzie natrafili na twardy opór miejscowych górali, usiłowała napaść na Stary Sącz, ale w dniu 9 marca pod Jeleśnią zostały rozbite przez chorągwie litewskie, wówczas zimujące w rejonie Kalwarii Zebrzydowskiej i Wadowic. Uszli zatem szybko na Słowację, aby wesprze działania większej liczebnie Ordy, która jak przed rokiem znów wyprawiła się na te ziemie. Inne od działy tatarskie wracały spokojnie przez Małopolskę, a mając na uwadze obecność wojsk litewskich, prowadzeni przez komisarzy królewskich wyznaczonymi traktami, zachowywały się spokojnie. Dopiero po przejściu Sanu 18 stycznia w rejonie Radymna, dyscyplina znacznie się zmniejszyła. Pogłoska o buncie części ordyńców i planie nagłego ataku na Lwów zbudziły niemały popłoch. Doszło nawet na początku stycznia do zebrania się pod Stryjem zjazdu miejscowej szlachty i organizowania pospolitego ruszenia, zaś wojewoda kijowski, na wieść o tym zebrał większość swego szczupłego wojska pod Stanisławowem. Jednak do większych w rzeczywistości ekscesów nie doszło i w lutym poszczególne grupy tatarskie w większości odeszły na Mołdawię, inne ostatecznie udały się pod Kamieniec Podolski. </text:span></text:p>
      <text:p text:style-name="P24">Poszczególnym dowódcom armii koronnej powieszono miejsca dyslokacji oddziałów na okres zimy. Sieniawski, z tymi od działami jakie w chwili posiadał wraz z regimentem pieszym swego szefostwa miał stanąć w okolicach miejscowość Góry - Wschowa i Leszno, ale karmić się miał tylko cesarskim chlebem i wyprawiać się po niego pod Wąsosz (<text:span text:style-name="T34">Herrnstadt</text:span>) i Żmigród (<text:span text:style-name="T34">Trachenberg</text:span>). Sam Sieniawski wyjechał jednak prędko leczyć się z trudów walk do swych posiadłości na Rusi, na zastępcę desygnując Andrzeja Modrzewskiego. Hieronim Lubomirski z tymi chorągwiami jakie mu podczas kampanii przyporządkowano stanął w okolicach Namysłowa (<text:span text:style-name="T34">Namslau</text:span>). Szczęsny Potocki miał stać pod Obornikami Śląskimi (<text:span text:style-name="T34">Obernigk</text:span>) i Trzebnicą (<text:span text:style-name="T34">Trebnitz</text:span>), ale on sam także szybko wyjechał do swych włości i dowództwo nad tymi siłami przyjął Hieronim Lubomirski. Pozostałe oddziały jazdy <text:soft-page-break/>pod komendą A. Miączyńskiego miały stać pod Sycowem (<text:span text:style-name="T34">Groß Wartenberg</text:span>). W Miliczu zaś część piechoty i dragonów 6 regimentów pod M. Kątskim. Kolejne 5 regimentów wycofano w rejon Lublińca, komendę nad nimi objął Ernest Denhoff. Miały one intensywnie werbować miejscowych rekrutów i uzupełnia swe szeregi po doznanych stratach. Najbardziej jednak postrzelane regimenty cofnięto do Wielkopolski pod Poznań i pod Koło, gdzie miały się odbudować i dołączały miały do nich od działy piechoty koronnej wracające spod Piławy, które następnie miano koncentrować pod Namysłowem lub Kluczborkiem. </text:p>
      <text:p text:style-name="P24">Lecz inaczej miały rozstrzygną się losy tej wojny i kres walkom przynieść wysiłek dyplomatów. Wkrótce zaowocowały energiczne, chociaż pokątnie podejmowane poza oficjalnymi działaniami króla inicjatywy pokojowe. Wojna z cesarzem nie była w społeczeństwie szlachetnym popularna, mimo iż Habsburgowie wielką estymą w Rzeczpospolitej się wówczas nie cieszyli, ale łączyła z nim jedność religii, której był on pierwszym patronem i w pewnej mierze pamięć o pomocy udzielonej w czasie Potopu oraz zwyczajowy pokój między oboma krajami wieczyście zaprzysiężony jeszcze przez kanclerza Jana Zamoyskiego. O ile błyskotliwe sukcesy w Prusach Książęcych mimo wszystko cieszyły szlachtę i pohamowywały niechętne Sobieskiemu opinii, to bardzo chłodno przyjmowano jego niewielkie sukcesy na Śląsku, które należało tak drogo opłacić, mimo strumienia pieniędzy od Ludwika XIV. Należało szybko kończyć z tą awanturą, wiedział o tym i Jan III, jak i cesarz, oraz dygnitarze w obu państwach. </text:p>
      <text:p text:style-name="P24">Król Jan III w dniu 30 listopada, na czele gwardii i osobistych chorągwi husarskich i pancernych udał się w kierunku Krakowa, aby potkać się po długich miesiącach rozłąki z rodziną. Dociera tam jednak dopiero 9 grudnia, bo po drodze mocno choruje. Zatrzymuje się z tego powodu na Jasnej Górze. Po dotarciu do Krakowa spotyka się z królewską małżonką, która oczekiwała na niego od połowy listopada oraz naradza się z prymasem i popierającymi go senatorami, namawiających ją do wywarcia na monarchę wpływu i przekonania do pokojowego ułożenia się z cesarzem Leopoldem. W dniu Sobieski 11 grudnia wyraża zgodę na mediację <text:soft-page-break/>pokojową konfederując z biskupami - krakowskim, poznańskim, warmińskim, łuckim oraz prymasem i rozsyła uniwersały na sejmiki przed sejmowe. Naciskany przez dostojników w osobie prymasa i biskupa krakowskiego, aby sejm wypowiedzieć się mógł o wypadkach ostatnich miesięcy i doprowadził do ostatecznej pacyfikacji napiętych nastrojów, a potem zgody w narodzie, jasno daje temu wyraz z rozsyłanych uniwersałach. Sejmiki miały zbierać się na przełomie stycznia i lutego – ostatecznie na przypadło to na okres okresie 20 stycznia - 3 luty, a król musiał znów zadbać o pieczołowity wybór swoich posłów na ich obrady i czuwać aby lokalne obrady nie przemieniły się w groźny dla niego tumult. Wypoczynek w Krakowie okazał się zbawienny i zdrowie Jana III znacznie się poprawiło. Przestał uskarżać się na męczące go w czasie wyprawy na Śląsk bóle i febrowe gorączki. <text:s/>Wskutek niedawnego oblężenia Krakowa, widocznych z tego powodu zniszczeń i trwającego stanu wojny, która zapełniła ogromną ilością chorych lazarety dawnej stolicy, dwór odbywa skromne święta gorliwie przez ich trwanie modląc się i składając wota w intencji pokoju w krakowskich świątyniach udaje się do Warszawy po nowym roku - 8 stycznia 1676, gdzie przybywa 18 stycznia. W grudniu szeregi armii opuszczają inni wyżsi dowódcy, udają się do swych dóbr i na spodziewane sejmiki, oddając kierowanie wojskiem niższym oficerom. Król na to wydaję zgodę, gdyż nie chcę zadrażnień z wojskowymi, za to poleca wywierać im wpływ na obrady planowanych sejmików. Sam monarcha będzie przebywał w stolicy do czasu zebrania się sejmu walnego, doczeka też narodzin córki Teresy Kunegundy w dniu 6 marca 1676roku. Przełom 1675 i 1676r. to miesiące bardzo ciężkie politycznie dla króla, gdyż staną przed nim wciąż aktualne zadania dbania o utrzymanie armii na dotychczasowym poziomie mimo strat po mało pomyślnej kampanii na Śląsku. Będą bardzo aktualne problemy z nadal kulejącymi finansami, a poprawa stosunków wewnętrznych wciąż daleka od normalizacji i uzależniona od niestałych nastrojów lokalnych szlachty, będzie napełniała go ogromnym niepokojem. Król będzie się musiał także zmierzyć z doprowadzeniem do szczęśliwego finału rozmów pokojowych z cesarzem Leopoldem i ostatecznego rozstrzygnięcia konfliktu z Brandenburgią. Będzie też pełen obaw o rezultaty sejmikowych głosowań i znów będzie zmuszony włożyć <text:soft-page-break/>mnóstwo wysiłku i energii w starania o jak najpomyślniejszy dla niego obrót tych obrad. Stosowano różne sposoby zdobycia przychylności dla monarszej polityki na sejmikach. Posuwano się do różnych nacisków, sięgano po poufne kolportowane uniwersałów tylko wśród szlachty popierającej Jana III, aby tylko oni stawili się na sejmiki i ze swego grona wybrali posłów na sejm, co miało miejsce szczególnie tam, gdzie pamięć niedawnej konfederacji i walk była najsilniejsza. Koniec końców były one dla Jana III na tyle pomyślne, iż uchwalane lauda oraz instrukcje poselskie nie wyrastały z przekonań drożących do podważania jego władzy. Utrzymane były one w tonie niechęci do rożnych aspektów jego polityki, a nie zawierały jasnych sformułowań wymierzonych w zrewidowanie zmian ustrojowych ustanowionych podczas elekcji roku 1674. Sobieski, wbrew obawom niektórych nie posunął się do przekroczenia litery ustanowionego wówczas prawa, a swym bardzo rozrośniętym autorytetem posługiwał się niebywale umiejętnie, nie dla forsowania kolejnych pomysłów w duchu <text:span text:style-name="T32">absolutyzmu</text:span><text:span text:style-name="T34">, </text:span><text:span text:style-name="T32">lecz dla wywierania presji mieszczącej się w zreformowanym, ale nadal silnie zakorzenionym w panującej tradycji, demokracji szlacheckiej. Wielki szacunek budziły jego osiągnięcia w Prusach <text:s/>oraz zerwanie z polityką defensywną – którą wcale niemało głosów ówczesnych pomawiało o przyczynę nieszczęść ostaniach lat, na rzecz aktywnej stawiającej <text:s/>interes państwa mocno na arenie międzynarodowej. W tym tonie utrzymany był na przykład traktat pod tytułem - „</text:span><text:span text:style-name="T35">List</text:span><text:span text:style-name="T32"> </text:span><text:span text:style-name="T34">pewnego obywatela na sejmik proszowicki w punkta ujęty</text:span><text:span text:style-name="T32">” związany z środowiskiem szlachty małopolskiej. Sformułowane natomiast na sejmikach zarzuty sprowadzały się w zasadniczych tezach do <text:s/></text:span>domagania się zawarcia szybkiego pokoju z cesarzem i szukania kompromisu z Wielkim Elektorem. Na Litwie ponawiano prośby o załagodzenie napięć wewnętrznych i pełną amnestię dla uczestników niedawnych walk. Do tego dochodziło wiele lokalnych odezw, mieszczących się w kręgu partykularyzmu politycznego. Szlachta ruska wzywając do pokoju z cesarzem wskazywała na wciąż napięte i niepokojące relacje z Turcją, dla ich rozwiązania wykazywała na konieczność uzyskania pomocy austriackiej. Szlachta podolska i bracławska rezydująca we Lwowie wzywała do nowej wojny z Turcją, aby odzyskać utracone ziemie, domagała się odszkodowań za utracone majątki. Sejmik <text:soft-page-break/>wołyński wzywał do rozstrzygnięcia losów Dymitra Wiśniowieckiego, osądzenia go jak najszybciej jeśli winny, a jeśli trzymany jest bez dowodów w odosobnieniu to natychmiastowego zwolnienia. Więcej było za to pochwał dla królewskiej polityki pruskiej, piszą o tym kurtuazyjnie lauda sejmików lubelskiego, ruskiego, sandomierskiego, czy szczególnie pomorskiego. Sejmiki wielkopolski i łęczycki mocno narzekają na zwiększone podatki i uciążliwości związane z utrzymywaniem armii stałej, sejmik krakowski na nadużycia przy licytacjach wakujących starostw – mylnego ich lustrowania i przekupstwie przy ich przejmowaniu przez nowych dzierżawców. Szlachta dobrzyńska w Kornie, jak i szlachta grodzieńska, żmudzka i wieleńska na Litwie domaga się zadośćuczynienia za zniszczenia powstałe w dobie konfederacji. Szlachta pomorska i chełmińska widząc pomyślne skutki monarszych inicjatyw domaga się wywarcia na Gdańsk presji, aby zwiększył łożenie na skarb pospolity i ograniczył swój monopol handlowy. <text:s/>Szlachta wielkopolska i kujawska, ale i żmudzka, obawiają się działań wojskowych Brandenburgii, w województwie krakowskim dominują lęk przed wojną z cesarzem, szlachta trocka, wileńska i połocka widzi też zagrożenia ze strony sojuszników szwedzkich, którzy mogą się rozzuchwalić i poleca armii mieć ich na szczególnym baczeniu. </text:p>
      <text:p text:style-name="P25"><text:span text:style-name="T26"><text:s/>Już w czasie wojny trwały rozmowy między przedstawicielami cesarstwa i elit Rzeczpospolitej. Z polskiej strony zaangażował się w to mocno kościół, a szczególnie prymas, szukając w tym pomocy w Rzymie. Stolica apostolska mocno zaniepokojona polityczną woltą Sobieskiego na stronę króla Francji, z jakim Watykan wiódł od dłuższego czasu spór wstrzymała w ciągu roku 1675 niewielkie zasiłki przeznaczone na wojnę z Turcją, gdy stanął z nią pokój. Fakt ten odebrano w Watykanie chłodno, z rozczarowaniem, gdyż w swym interesie papiestwo wcześniej bardzo podżegało do kontynuowania tego konfliktu, snując wizje kolejnego ruchu krucjatowego w jakim RON miała mieć szczególnie ważne miejsce. W związku z tym, z Rzymu od papieża Klemensa X (1590-1676) napłynęło wiele skarżących i napominających Jana III listów, wezwań do ugody z cesarzem i posłuszeństwa dla cnót chrześcijańskiego monarchy. Nuncjusz papieski otrzymał misję zbudowania wokół polskiego króla partii przeciwnej wojnie i zaoferować swe usługi mediacyjne. Polscy biskupi </text:span><text:soft-page-break/><text:span text:style-name="T26">otrzymywali polecenia wywierania presji na Sobieskiego i krytykowania jego ekspansywnych planów wobec Austrii. Kardynał Orsini, protektor Rzplitej w stolicy kościoła, kazał herb polski, umieszczony na froncie pałacu kardynała przenieść na pośledniejsze miejsce w jednej z oficyn. Gwoli sprawiedliwości należy jednak odnotować, iż dyplomacja papieska także rozwinęła pokojową agitację w Wiedniu, napominano także cesarza i apelowano do niego o powściągnięcie prowokacyjnej polityki wobec Rzeczpospolitej. Gdy jesienią 1675roku <text:s/>pojawiły się sygnały woli do zakończenia wojny po obu stronach konfliktu, to chętnie i zdecydowanie przedstawiciele Watykanu włączyli się do akcji dyplomatycznej zmierzającej do zakończenia walk między panującymi Wiedniu i Warszawie. Po kilku badawczych pismach z obu stron, <text:s/>Papież Klemens X włącza się w dniu 9 grudnia 1675 roku bezpośrednio do pośredniczenia w rozmowach. Czyni to w odpowiedzi na kancelarii cesarskiej z 22 listopada i pismo prymasa Olszowskiego z 30 listopada. Szczególne zadanie w tym względzie otrzymał ówczesny biskup Lecce</text:span><text:span text:style-name="T27"> </text:span><text:span text:style-name="T22">Antonio </text:span><text:span text:style-name="T22">Pignatelli (1615-1700) </text:span><text:span text:style-name="T22">- przyszły papież Innocenty XII, który wcześniej w służbie dyplomatycznej był legatem w Polsce oraz w Austrii, mający jednocześnie silne poparcie kardynała <text:s/>Benedetto Odescalchi'ego (1611-1689) - przyszłego papieża Innocentego XI. <text:s/></text:span><text:span text:style-name="T27">Posłowie Sob</text:span><text:span text:style-name="T26">ieskiego, w sekrecie przed francuskimi rezydentami, pod kierownictwem Jana Wielopolskiego i Marka Siekierzyńskiego przybywają najpierw do Ołomuńca 30 grudnia, potem trwają kolejne rozmowy w Cieszynie 18 - 21 stycznia 1676 r. oraz w Zatorze 8 - 10 lutego 1676 r. W tym czasie walki najzupełniej ustały zima była długa, mroźna i bardzo wszystkim doskwierająca, armię zaś zmęczone i do kontynuowania walk zniechęcone. Strony ucierając między sobą powoli wspólne stanowisko unikały też okazji do wzajemnych starć, mimo braku oficjalnego rozejmu. Było to uzasadnione, gdyż zwrot w polityce brandenburskiej jaki na przełomie 1675/76 stawał się faktem pozwalał na zawarcia kompromisu między obiema stronami, bo sprawa elektorska przestawała być osią konfliktu między RON a Austrią, a pozostałe zatargi traciły sens. Polacyt siedzieli po północy, a cesarscy po południowej stronie Odry i obie strony w ten sposób sprawiedliwie oddzieleni pragnęli przede wszystkim przezimować, bez wdawania się w zbrojne </text:span><text:soft-page-break/><text:span text:style-name="T26">starcia. </text:span></text:p>
      <text:p text:style-name="P25"><text:span text:style-name="T26">W marcu 1676 r. na Węgry znów spada najazd Ordy </text:span><text:span text:style-name="T27">B</text:span><text:span text:style-name="T26">udziackiej i Dobrudzkiej. Ordyńcy pustoszą rejon Koszyc i podchodzą pod Preszów, posiłkują węgierskich powstańców. Sobieski zdecydowanie odcina się od inspirowania tego rodzaju ataków, składa oficjalny protest (20 marca) na ręce posła chańskiego. Ale w przeciwieństwie do najazdu, jaki wcześniej był powodem rozpoczęcia wojny, tym razem dla cesarza stał się kolejnym powodem szukania porozumienia z Sobieskim, który ustami swych posłów oraz liczną korespondencją przesyłaną wiosną 1676r. do Wiednia zapraszał swego przeciwnika do przysłania swego posła celem ustalenia miejsca i ostatecznych uregulowań traktatu pokojowego. Był skłonny opuścić Śląsk niezwłocznie po zawarciu rozejmu. Zdecydowanie odcina się od ingerowania po stronie powstańców węgierskich, twierdzi, że nie wiążą go z nimi żadne układy i będzie skłonny po zawarciu pokoju powstrzymać wszelką pomoc dla nich, która idzie z Rzeczpospolitej za pośrednictwem francuskim. Sobieski nie dopuszcza do siebie nowego poselstwa węgierskiego, jakie przybyło w styczniu 1676roku, odpowiada mu jedynie przez kanclerza Stanisława Lubomirskiego, iż nie może im złożyć żadnych obietnic militarnej pomocy i nie pozwoli, aby sprawy węgierskie stanęły na przeszkodzie jego pojednaniu z Austrią. Cesarz odpowiedział pozytywnie i wysłał swego posła Gottlieba Amadeusa Grafa von Windisch - Graetz'a (1630 - 1695) z Wiednia w dniu 8 marca 1676 r. na ostateczne rozmowy z Polakami w sprawie pokoju. W dniu 18 marca jest on w Warszawie, na dworze witany był bardzo ciepło i serdecznie, szybko też dostrzegł, iż Francuzi popadli w niełaskę u króla polskiego. Sobieskiemu także zależy na pokoju - ma niewielkie szanse na to, aby cokolwiek zdobyć na cesarzu, brakuje mu jeszcze wyćwiczonej piechoty i odpowiedniej artylerii na obleganie śląskich miast, dopiero co przyjęte reformy wymagają jeszcze wprowadzenia w życie. Poza tym, formalny warunek Ludwika XIV spełnił, a przy tym, Prusy Książęce zdobył, nie bardzo jest o co się bić dalej. To raczej król francuski wystawił na szwank zawarte porozumienie pokątnie negocjując z Fryderykiem Wilhelmem i zachęcając do tego Szwedów. Fakt ten w początkach 1676r. nie już był tajemnicą i mimo podejmowanych prób przez dyplomację francuską utrzymania Sobieskiego w sojuszu </text:span><text:soft-page-break/><text:span text:style-name="T26">przeciw Habsburgom, zabiegi te okazywały się nieskuteczne. Jan III nie zamierzał opierać się powszechnym żądaniom zakończenia konfliktu z Wiedniem. Rozbroił by tym samym nastroje pokojowe na sejmikach, uprzedził by i tak niechybne żądania planowanego sejmu, który zapewnię wotowałby za szybkim porozumieniem, a niewykluczone iż sposób w jaki by to zrobił ożywiłoby bardzo opozycję i dwór musiałby liczyć się z potrzebą zerwania obrad, co jednak rozwiązaniem właściwym dla Jana III nie było. Wszystkie te obserwacje dyplomaty cesarskiego przesyłane są do Wiednia i przyjmowane są tam z zadowoleniem. Również cesarz, choć głęboko dotknięty i życzący Sobieskiemu jak najgorzej, ma zbyt wiele otwartych frontów naraz, żeby ryzykować dalej przedłużaniem tej wojny, skoro nie może być ona ani krótka, ani zwycięska dla niego w sytuacji w jakiej się znalazł. </text:span></text:p>
      <text:p text:style-name="P25"><text:span text:style-name="T26">Ponownie dochodzi do rozmów pokojowych za pośrednictwem posłów papieskich. Polska delegacja w towarzystwie cesarskiego wysłannika osobie Gottlieba Amadeusa Grafa von Windisch - Graetz'a pojawia się na neutralnym gruncie w miejscowości Leśnica (</text:span><text:span text:style-name="T36">Leschnitz</text:span><text:span text:style-name="T26">) niedaleko Opola, gdzie zawarty zostaje w dniu 10 kwietnia rozejm. Na miejscu oczekuje przedstawiciele cesarza</text:span><text:span text:style-name="T26"> </text:span><text:span text:style-name="T26">Ferdinand Bonaventura I Graf Harrach (1637-1706) </text:span><text:span text:style-name="T27">oraz biskup wrocławski Friedrich von Hessen (1616-1682)</text:span><text:span text:style-name="T26">. </text:span><text:span text:style-name="T26">Stronę polską reprezentują komisarze królewscy – kaclerz Jan Wielopolski, wojewoda sieradzki Szczęsny Potocki, </text:span><text:span text:style-name="T28">wojewoda kaliski Jana Opalińskiego, kasztelan lwowski Aleksandr Fredro, smoleński Jana Derhoff, biskup warmiński Jan Wydżga oraz biskup krakowski Andrzej Trzebnicki</text:span><text:span text:style-name="T26">. Podpisany układ zakładał, iż Polacy w ciągu dwóch tygodni mieli opuścić ziemie cesarskie, wstrzymać rabunki i pobrać kontrybucję należne tylko za miesiąc kwiecień. W tym czasie wojska cesarskie nie miały prowadzić żadnych działań i nie przekraczać linii Odry. Wskazano na brak rozbieżności w sprawach zasadniczych między stronami, wyrzekano się wszelkich pretensji terytorialnych wobec siebie. Na dowód życzliwych intencji Polacy obiecali zamknąć z początkiem maja swoją granicę przed pomocą francuską dla Węgrów, wydalić jej agentów i zarekwirować zgromadzone zapasy na pograniczu przeznaczone na ten cel. Z tego punktu niezbyt gorliwie wywiązano się i tolerowano póki co nadal prowadzoną z terytorium Rzeczpospolitej </text:span><text:soft-page-break/><text:span text:style-name="T26">francuską działalność wywrotową na Węgrzech, ale nie przyczyniło się to do zahamowania osiągnięcia pokojowego porozumienia. Po wypełnieniu przez polską stronę swych obowiązków, miano w ciągu dwóch tygodni zasiąść ponownie do stołu obrad i zawrzeć niezwłocznie pokój. </text:span></text:p>
      <text:p text:style-name="P24">Natychmiast po zawarciu rozejmu Polacy rozpoczęli opuszczać Śląsk. Wojska koronne, mimo prowadzonych werbunków i stosunkowo dogodnych warunków aprowizacji na okupowanych terytoriach Śląska doznały jesienią i zimą znacznych strat. Liczono się z rozpuszczaniem niektórych oddziałów i łączenia istniejących na stałe w większe zgrupowania. Tyczyło to szczególnie niewielkich regimentów piechoty, które jedynie w dużej liczbie powalały na formowanie doraźnych, a więc niekarnych, batalionów i operowanie nimi w polu, przy czym rozwiązanie to było jedynie połowiczne i nie przynosiło korzyści w lepiej w tym względzie zorganizowanej piechoty cesarskiej, czy nawet brandenburskiej. Osłabiona armia koronna wycofywała się na przełomie kwietnia i maja do Wielkopolski, choć niektóre jednostki posłano też do Nowej Marchii i ustawiano w miejscowościach na pograniczu, gdzie ciężka zima w zdewastowanym i ubogim kraju mocno przetrzebiła siły Jabłonowskiego. Armia litewska posiłkująca w Małopolsce koroniarzy pod koniec kwietnia, przez Wieśnicę, Sandomierz, Lublin, Brześć Litewski, Grodno dotarła pod Lidę, gdzie została formowana j i zredukowana. W Lublinie w dniu 10 maja na ręce obecnego w mieście Michała Radziwiłła przez podskarbiego Morsztyna wypłacono dużą część zasług (większość z nich pokryto z ostatnich wpłat francuskich), które w myśl porozumienia miał przyznać Litwinom skarb koronny za służb w jej granicach. Hetman polny miał dostać 126 300 złotych i obdzielić swych ludzi, czym robiono też afront Sapiehom i wojskom jakie przy nich pozostały i już wcześniejszej na Litwę </text:p>
      <text:p text:style-name="P28">W dniu 16 maja 1676roku, w obecności tych samych posłów, którzy podpisali niewiele wcześniej rozejm, stanął już w samym Opolu traktat pokojowy między Rzeczpospolitą, a cesarzem. Strony nie wniosły swych zastrzeżeń co do realizacji ustaleń rozejmu w dniu 10 maja i przystąpiono do układania punków pokoju. Granica <text:soft-page-break/>pozostała bez zmian w myśl zawartego traktatu między oboma krajami. Jan III zobowiązywał się wypłacić sumy posagowe Eleonorze ustalone na kwotę 200 000zł i zabezpieczone dożywotnie na Żywiecczyźnie, pod warunkiem, że ta zrzeka się na przyszłości jakichkolwiek pretensji wobec Polski - materialnych czy politycznych, a także wszelkich posiadłości, jakie na zabezpieczenie swojego posagu otrzymała, lub miała otrzymać wcześniejszymi uchwałami sejmu. Był to ustępstwo Sobieskiego, aby do porozumienia zawrzeć jak najszybciej, wobec spodziewanej konfrontacji z elektorem brandenburskim. Cesarz natomiast uznał aneksję Prus Książęcych, Ziemi Lęborsko - Bytowskiej, oraz Drahimia, czyli ziem nie będących częściami składowymi Rzeszy, a do jakich Rzeczpospolita może wskazać mniej lub bardziej bezpośrednią legitymacje. Do pozostałych obszarów Polacy nie roszczą sobie pretensji. Za to cesarz zrzeka się swoich roszczeń do długów z czas ów potopu szwedzkiego i dla pod kreślenia swej rangi - oficjalnie poproszony zgadza się podjąć się mediacji pokojowych między Janem III a Fryderykiem Wilhelmem Hohenzollernem. Było to dla Wiednia wygodne i otwierało możliwość wywierania dodatkowej presji na kurfirsta, jaki w tym czasie zmienił przecież obóz polityczny. Po zawarciu pokoju misja legata papieskiego <text:span text:style-name="T23">Francesco Buonvisi'ego dobiegła końca. Co prawda zawarto pokój między Warszawą a Wiedniem, ale jego wysiłki znajdowały się w cieniu pracy biskupa Lecce. Nuncjusza w Wtykanie czyniono także odpowiedzialnym za wybuch wojny, za prowadzenie nieskutecznej polityki, jaka najpierw doprowadziła Jana III do zawarcia układów z Osmanami, a potem do konfliktu z cesarzem Leopoldem. Tylko konieczność utrzymywania w Warszawie stałego przedstawiciela i prośby samego Sobieskiego deklarującego chęć skorzystania z rzymskiej mediacji nie spowodowało wcześniejszego odwołania Buonvisi'ego, gdyż już latem 1675roku kuria watykańska składała takie zamiary. Buonvisi wyjechał z Rzeczpospolitej, po fiasku swej misji w dniu 25 czerwca 1676roku, choć potem po okresie niełaski został oddelegowany na stanowisko nuncjusza z Wiedniu. Do Polski miał zostać przysłany Angelo Maria Cardinal Ranuzzi (1626-1689), pełniący tą funkcję do roku 1671 na dworze króla Michała, ale nominowany w dniu 28 lipca, zrezygnował 20 listopada, </text:span><text:soft-page-break/><text:span text:style-name="T23">Rozumiana to jako afront wobec Sobieskiego za jego dotychczasową postawę polityczną. Kolejnego przedstawiciela paieskiego w randze amabsadorskiej do Rzeczpospolitej nie wysłano aż do roku 1681. </text:span></text:p>
      <text:p text:style-name="P11"><text:span text:style-name="T24">Już jesienią na dworze wiedeńskim zaczął przeważa pogląd, iż sojusz </text:span><text:span text:style-name="T25">z </text:span><text:span text:style-name="T25">Brandenburgią zbyt bardzo ciąży polityce cesarskiej. Wyrazicielami tych poglądów byli szczególnie Franz Ulrich Graf Kinsky von Wchinitz (1634-1699), Wilhelm Grafa von Koenigsegg-Rothfels, czy Hrabia Conrad Balthasar von Starhemberg (1612-1687) stronę alianta trzymali - Gustav Adolf Graf von Fahrensbach (1629-1689), czy Hrabia Theodor Heinrich von Strattmann (1637-1693), ale ich pozycja była chwiejna, cesarz Leopold przychylał się do stanowiska zerwania z zachowującym się dwulicowo Wielkim Elektorem, co przynosiło też pokój z RON i wyrywało Sobieskiego z obozu francuskiego. Wpływowy przewodniczący nadwornej rady wojennej Raimondo Montecuccoli (1609-1680), nie składał jednoznacznych deklaracji politycznych, ale wskazywał na front nad Renem jako kluczowy, a sprawę poskromienia węgierskich za ważniejszą strategicznie, niż prowadzenie wojny z Rzeczpospolitą. </text:span><text:span text:style-name="T25">Co prawda Fryderyk Wilhelm przez cały czas wysyłał swoich dyplomatów, aby przekonać cesarza do kontynuowania wojny i przekazania mu jeszcze większe j pomocy, ale wysiłki te przynosiły coraz mniejsze zrozumienie. Elektorowi brakowało argumentów czy pieniędzy, aby utwierdzić koła rządowe w Wiedniu w zasadności kontynuowania przymierza na dotychczasowych zasadach. Natomiast cesarz niepokoił się zabiegami elektora o pokój z Francją i odstąpienia od koalicji w jakiej dotąd był. Nowa polityka Brandenb</text:span><text:span text:style-name="T24">urgii wymagała baczności i wstrzemięźliwości od cesarza wobec niedawnego alianta, a gdy stało się jasnym, iż następuje zbliżenie między Berlinem a Paryżem zdecydowano, iż 15 stycznia żołnierze cesarscy opuszczą terytorium elektoratu i pomaszerują do Czech. Decyzję tą zakomunikowano elektorowi bez podejmowania żadnych negocjacji wraz z wezwaniem do natychmiastowego wypłacenia 100 000 talarów z tytułu udzielanej dotąd pomocy wojskowej. Pieniędzy takich on oczywiście nie miał, więc znalazł się kolejny pretekst do wycofania wojsk cesarskich, które oskarżały się na bardzo złe warunki na stancjach. W czasie odwrotu wzmogły się rabunki w marchii. Oficerowie </text:span><text:soft-page-break/><text:span text:style-name="T24">cesarscy na własna rękę próbowali odebrać należne im pieniądze, doszło nawet do kilku poważnych strać z żołnierzami brandenburskimi, pod Prezlau, gdzie gros sił cesarskich ulokowano zimą. W dniu 2 lutego 1676, przez swoich informatorów cesarz został zawiadomiony o tajnych porozumieniach między Francją i Brandenburgią, które groziły z kolei atakiem wiosną ze strony swego niedawnego alianta, co z kolei oznaczało przejście na drogę wrogiej polityki wobec niego i wzmocnienia pojednawczych wysiłków wobec RON. O zmianie polityki Brandenburgii dwór cesarski szybko poinformował i Jana III, do jakiego zresztą także dochodziły wieści o nowych działaniach francuskiej dyplomacji, choćby z korespondencji ze Sztokholmu. W takiej sytuacji wszelkie bronienie interesów Fryderyka Wilhelma traciło znaczenie, utrata przez niego Prus Wschodnich rodziła natomiast korzyść, iż jako sojusznik Francji będzie słabszy, a skonfliktowany z Rzeczpospolitą, jeśli ta zawrze pokój z Austrią, będzie mogła użyć przeciwko niemu wszystkich swoich sił. W tej nowej politycznej konstelacji zgoda na pokój oznaczało też wyrwanie Jana III z osłabionego, ale jednak nadal obowiązującego sojuszu z Francją odcięłoby od subwencji jakimi opłacał swe agresywne kroki i zniszczyło wpływy partii profrancuskiej, co dawało okazję do powrotu stosunków między obiema krajami na tradycyjne tory polityki pozbawionej bezpośredniej konfliktowości. Cenę tego politycznego zwrotu cesarz uiścił zgodą na cesję ziem będących we władaniu Wielkiego Elektora. Zyskał więc konkretną korzyść niczego nie poświecając ze swego posiadania. W całej tej refleksji - dla Austriaków znacznie ważniejsze wrażenie robiła nowa i dotąd nie znana postawa polskiej polityki uosabiana przez Jana III. Rzeczpospolita zaskoczyła swoją inicjatywą i działaniami, jakich dotychczas nie prowadziła, włączając się jako aktywny gracz w sprawy jakie wcześniej marginalnie traktowała oraz pozyskując sojuszników, z którymi tak ściśle wiązać się nie chciała lub nie umiała. Odeszła od defensywnej polityki w kierunku ofensywnej formułując własne koncepcje <text:s/>emancypacji jako niezależny podmiot międzynarodowej polityki. Stąd też brało się zaskoczenie i początkowy brak przewodniej myśli w opracowywaniu przez stronę austriacką spójnej polityki, która efektywnie odpowiadałaby nieszablonowym zachowaniu Sobieskiego. Ten </text:span><text:soft-page-break/><text:span text:style-name="T24">zaskakujący sposób prowadzenia przez Rzeczpospolitą polityki wraz z jednoczesnym wstrząsem zewnętrznym, jaki zdekompletował w dużej mierze i zdezaktualizował istniejący dotąd porządek rzeczy, wymógł na cesarstwie chęć szukania kompromisu, aby pozyskać czas na opracowanie nowej formuły relacji z Polską i strategii wpływu na nią. Otwarta przy tym jest kwestia czy cesarz uważał swoje ustępstwa, kosztem swego zresztą chwiejnego alianta jakim był brandenburski kurfirst, za chwilowe, czy liczył, iż będą one trwalsze co jednak bardziej z polityką Wiednia wiązało interesy reprezentowane przez Berlin. Tutaj odpowiedz leżała w niedalekich planach Turcji. Brak agresywnych kroków z jej strony dawało okazję myśleć o rewanżu na Sobieskim, inna jednak polityka Stambułu, wymagała ścisłej współpracy z Rzeczpospolitą i trwałych ustępstw na je rzecz, tym bardziej, że miała ona możliwość wpływu na sprawy węgierskie, neutralizację Mołdawii, powstrzymywania Tatarów i blokowania Turcji. </text:span></text:p>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Calibri" svg:font-family="Calibri"/>
    <style:font-face style:name="Mangal1" svg:font-family="Mangal"/>
    <style:font-face style:name="OpenSymbol" svg:font-family="OpenSymbol, 'Arial Unicode MS'"/>
    <style:font-face style:name="sans-serif" svg:font-family="sans-serif"/>
    <style:font-face style:name="Times New Roman1" svg:font-family="'Times New 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WW8Num2z0" style:family="text">
      <style:text-properties style:font-name="Symbol" style:font-name-complex="Open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6T14:24:15</meta:creation-date>
    <dc:date>2014-12-03T17:36:49.83</dc:date>
    <meta:editing-duration>PT18H47M58S</meta:editing-duration>
    <meta:editing-cycles>46</meta:editing-cycles>
    <meta:generator>OpenOffice/4.0.1$Win32 OpenOffice.org_project/401m5$Build-9714</meta:generator>
    <meta:document-statistic meta:table-count="0" meta:image-count="0" meta:object-count="0" meta:page-count="61" meta:paragraph-count="465" meta:word-count="16382" meta:character-count="119863"/>
  </office:meta>
</office:document-meta>
</file>